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 svg:font-family="'Courier 10 Pitch'" style:font-adornments="Normal"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013cm" fo:margin-left="0cm" table:align="left"/>
    </style:style>
    <style:style style:name="Tableau10.A" style:family="table-column">
      <style:table-column-properties style:column-width="1.64cm"/>
    </style:style>
    <style:style style:name="Tableau10.B" style:family="table-column">
      <style:table-column-properties style:column-width="2.196cm"/>
    </style:style>
    <style:style style:name="Tableau10.C" style:family="table-column">
      <style:table-column-properties style:column-width="13.176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2.725cm"/>
    </style:style>
    <style:style style:name="Tableau11.B" style:family="table-column">
      <style:table-column-properties style:column-width="14.288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44cm" style:rel-column-width="11736*"/>
    </style:style>
    <style:style style:name="Tableau2.B" style:family="table-column">
      <style:table-column-properties style:column-width="3.408cm" style:rel-column-width="13136*"/>
    </style:style>
    <style:style style:name="Tableau2.C" style:family="table-column">
      <style:table-column-properties style:column-width="10.548cm" style:rel-column-width="40663*"/>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54cm"/>
    </style:style>
    <style:style style:name="Tableau8.B" style:family="table-column">
      <style:table-column-properties style:column-width="6.482cm"/>
    </style:style>
    <style:style style:name="Tableau8.C" style:family="table-column">
      <style:table-column-properties style:column-width="3.36cm"/>
    </style:style>
    <style:style style:name="Tableau8.D" style:family="table-column">
      <style:table-column-properties style:column-width="3.016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20" style:family="table-cell">
      <style:table-cell-properties fo:padding="0.097cm" fo:border-left="0.05pt solid #000000" fo:border-right="none" fo:border-top="none" fo:border-bottom="0.05pt solid #000000"/>
    </style:style>
    <style:style style:name="Tableau8.B20" style:family="table-cell">
      <style:table-cell-properties fo:padding="0.097cm" fo:border-left="none" fo:border-right="none" fo:border-top="none" fo:border-bottom="0.05pt solid #000000"/>
    </style:style>
    <style:style style:name="Tableau8.D20"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44cm" style:rel-column-width="11736*"/>
    </style:style>
    <style:style style:name="Tableau6.B" style:family="table-column">
      <style:table-column-properties style:column-width="3.408cm" style:rel-column-width="13136*"/>
    </style:style>
    <style:style style:name="Tableau6.C" style:family="table-column">
      <style:table-column-properties style:column-width="10.548cm" style:rel-column-width="40663*"/>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044cm" style:rel-column-width="11736*"/>
    </style:style>
    <style:style style:name="Tableau7.B" style:family="table-column">
      <style:table-column-properties style:column-width="3.408cm" style:rel-column-width="13136*"/>
    </style:style>
    <style:style style:name="Tableau7.C" style:family="table-column">
      <style:table-column-properties style:column-width="10.548cm" style:rel-column-width="40663*"/>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044cm" style:rel-column-width="11736*"/>
    </style:style>
    <style:style style:name="Tableau5.B" style:family="table-column">
      <style:table-column-properties style:column-width="3.408cm" style:rel-column-width="13136*"/>
    </style:style>
    <style:style style:name="Tableau5.C" style:family="table-column">
      <style:table-column-properties style:column-width="10.548cm" style:rel-column-width="40663*"/>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style:font-name="Times New Roman2" fo:font-style="normal" style:font-style-asian="normal" style:font-style-complex="normal"/>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paragraph-properties fo:margin-left="0cm" fo:margin-right="0cm" fo:text-align="start" style:justify-single-word="false" fo:text-indent="0cm" style:auto-text-indent="false"/>
    </style:style>
    <style:style style:name="P7" style:family="paragraph" style:parent-style-name="Text_20_body">
      <style:paragraph-properties fo:margin-left="0cm" fo:margin-right="0cm" fo:text-indent="0cm" style:auto-text-indent="false"/>
      <style:text-properties fo:font-style="normal" style:font-style-asian="normal" style:font-style-complex="normal"/>
    </style:style>
    <style:style style:name="P8" style:family="paragraph" style:parent-style-name="Standard">
      <style:paragraph-properties fo:margin-left="0cm" fo:margin-right="0cm" fo:text-indent="0cm" style:auto-text-indent="false"/>
    </style:style>
    <style:style style:name="P9" style:family="paragraph" style:parent-style-name="Frame_20_contents">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fo:break-before="page"/>
    </style:style>
    <style:style style:name="P11" style:family="paragraph" style:parent-style-name="Text_20_body">
      <style:paragraph-properties fo:text-align="center" style:justify-single-word="false"/>
    </style:style>
    <style:style style:name="P12" style:family="paragraph" style:parent-style-name="Text_20_body">
      <style:text-properties style:font-name="Times New Roman"/>
    </style:style>
    <style:style style:name="P13" style:family="paragraph" style:parent-style-name="Text_20_body">
      <style:paragraph-properties fo:text-align="justify" style:justify-single-word="false"/>
      <style:text-properties style:font-name="Times New Roman"/>
    </style:style>
    <style:style style:name="P14" style:family="paragraph" style:parent-style-name="Text_20_body">
      <style:text-properties fo:font-style="normal" style:font-style-asian="normal" style:font-style-complex="normal"/>
    </style:style>
    <style:style style:name="P15" style:family="paragraph" style:parent-style-name="code-imformatique">
      <style:paragraph-properties fo:margin-left="0cm" fo:margin-right="0.101cm" fo:text-indent="0cm" style:auto-text-indent="false"/>
    </style:style>
    <style:style style:name="P16" style:family="paragraph" style:parent-style-name="code-imformatique">
      <style:paragraph-properties fo:margin-left="0cm" fo:margin-right="0.101cm" fo:text-indent="0cm" style:auto-text-indent="false"/>
      <style:text-properties style:font-name="Courier 10 Pitch" fo:font-size="10pt" fo:font-style="normal" style:font-size-asian="10.5pt" style:font-style-asian="normal" style:font-style-complex="normal"/>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center" style:justify-single-word="false"/>
    </style:style>
    <style:style style:name="P19" style:family="paragraph" style:parent-style-name="Standard">
      <style:text-properties style:font-name="Times New Roman"/>
    </style:style>
    <style:style style:name="P20" style:family="paragraph" style:parent-style-name="Standard">
      <style:text-properties style:font-name="Times New Roman" fo:font-style="normal" style:font-style-asian="normal" style:font-style-complex="normal"/>
    </style:style>
    <style:style style:name="P21" style:family="paragraph" style:parent-style-name="Standard">
      <style:paragraph-properties fo:text-align="center" style:justify-single-word="false"/>
      <style:text-properties style:font-name="Times New Roman" fo:font-style="italic" style:font-style-asian="italic" style:font-style-complex="italic"/>
    </style:style>
    <style:style style:name="P22" style:family="paragraph" style:parent-style-name="Standard">
      <style:paragraph-properties fo:break-before="page"/>
    </style:style>
    <style:style style:name="P23" style:family="paragraph" style:parent-style-name="code-imformatique">
      <style:paragraph-properties fo:margin-left="0.026cm" fo:margin-right="0.101cm" fo:text-indent="0cm" style:auto-text-indent="false"/>
      <style:text-properties style:font-name="Courier 10 Pitch" fo:font-size="10pt" fo:font-style="normal" style:font-size-asian="10.5pt" style:font-style-asian="normal" style:font-style-complex="normal"/>
    </style:style>
    <style:style style:name="P24" style:family="paragraph" style:parent-style-name="Standard">
      <style:paragraph-properties fo:margin-top="0.494cm" fo:margin-bottom="0.494cm" fo:text-align="center" style:justify-single-word="false"/>
      <style:text-properties style:font-name="Times New Roman" fo:font-weight="bold" style:font-name-asian="Times New Roman" style:language-asian="en" style:country-asian="GB" style:font-weight-asian="bold" style:font-size-complex="12pt" style:font-weight-complex="bold"/>
    </style:style>
    <style:style style:name="P25" style:family="paragraph" style:parent-style-name="Standard">
      <style:paragraph-properties fo:margin-top="0.494cm" fo:margin-bottom="0.494cm" fo:text-align="center" style:justify-single-word="false"/>
      <style:text-properties style:font-name="Times New Roman" fo:font-size="14pt" fo:font-style="italic" fo:font-weight="normal" style:font-name-asian="Times New Roman" style:font-size-asian="14pt" style:language-asian="en" style:country-asian="GB" style:font-style-asian="italic" style:font-weight-asian="normal" style:font-size-complex="14pt" style:font-style-complex="italic" style:font-weight-complex="normal"/>
    </style:style>
    <style:style style:name="P26" style:family="paragraph" style:parent-style-name="Standard">
      <style:paragraph-properties fo:margin-top="0.494cm" fo:margin-bottom="0.494cm" fo:text-align="center"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27" style:family="paragraph" style:parent-style-name="Standard">
      <style:paragraph-properties fo:margin-top="0.494cm" fo:margin-bottom="0.494cm" fo:text-align="center" style:justify-single-word="false"/>
      <style:text-properties style:font-name="Times New Roman" fo:font-size="20pt" fo:font-weight="normal" style:font-size-asian="20pt" style:font-weight-asian="normal" style:font-size-complex="20pt" style:font-weight-complex="normal"/>
    </style:style>
    <style:style style:name="P28" style:family="paragraph" style:parent-style-name="Text_20_body" style:list-style-name="L1"/>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6">
      <style:text-properties fo:font-size="13pt" fo:font-style="italic" fo:font-weight="bold" style:font-size-asian="13pt" style:font-style-asian="italic" style:font-weight-asian="bold" style:font-size-complex="13pt" style:font-style-complex="italic" style:font-weight-complex="bold"/>
    </style:style>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3">
      <style:paragraph-properties fo:margin-left="0cm" fo:margin-right="0cm" fo:text-indent="0cm" style:auto-text-indent="false"/>
    </style:style>
    <style:style style:name="P37" style:family="paragraph" style:parent-style-name="Heading_20_1">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38" style:family="paragraph" style:parent-style-name="Heading_20_1">
      <style:paragraph-properties fo:break-before="page"/>
    </style:style>
    <style:style style:name="P39" style:family="paragraph" style:parent-style-name="Heading_20_1">
      <style:paragraph-properties fo:text-align="start" style:justify-single-word="false" fo:break-before="page"/>
      <style:text-properties style:font-name="Times New Roman" fo:font-weight="normal" style:font-name-asian="Times New Roman" style:language-asian="en" style:country-asian="GB" style:font-weight-asian="normal" style:font-size-complex="12pt" style:font-weight-complex="normal"/>
    </style:style>
    <style:style style:name="P40" style:family="paragraph" style:parent-style-name="Heading_20_1">
      <style:paragraph-properties fo:margin-left="0cm" fo:margin-right="0cm" fo:text-indent="0cm" style:auto-text-indent="false"/>
    </style:style>
    <style:style style:name="P41" style:family="paragraph">
      <style:paragraph-properties fo:text-align="center"/>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indent="0cm"/>
    </style:style>
    <style:style style:name="P44"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0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font-weight="normal" style:font-weight-asian="normal" style:font-weight-complex="normal"/>
    </style:style>
    <style:style style:name="T3" style:family="text">
      <style:text-properties style:font-name="Times New Roman2" style:font-weight-complex="normal"/>
    </style:style>
    <style:style style:name="T4" style:family="text">
      <style:text-properties style:font-name="Times New Roman2" style:font-name-asian="Times New Roman2" style:font-name-complex="Times New Roman2" style:font-weight-complex="normal"/>
    </style:style>
    <style:style style:name="T5" style:family="text">
      <style:text-properties style:font-name="Times New Roman"/>
    </style:style>
    <style:style style:name="T6" style:family="text">
      <style:text-properties style:font-name="Times New Roman"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style:font-weight-complex="normal"/>
    </style:style>
    <style:style style:name="T10" style:family="text">
      <style:text-properties style:font-name-asian="Times New Roman2" style:font-name-complex="Times New Roman2"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asian="Times New Roman" style:language-asian="en" style:country-asian="GB"/>
    </style:style>
    <style:style style:name="T15" style:family="text">
      <style:text-properties style:text-position="super 58%"/>
    </style:style>
    <style:style style:name="T16" style:family="text">
      <style:text-properties style:font-name="Liberation Serif"/>
    </style:style>
    <style:style style:name="T17" style:family="text">
      <style:text-properties style:font-name="Liberation Serif1"/>
    </style:style>
    <style:style style:name="T18"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end="Extrémités_20_de_20_flèche_20_2"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041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725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19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296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266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432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3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74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54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48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75cm" fo:min-width="1.5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6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566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517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75cm" fo:min-width="0.132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882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316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1.376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691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69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0.533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2.61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2.323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332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1.041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725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432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34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66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566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296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1.947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05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4"/>
      <text:p text:style-name="P27"><text:span text:style-name="T14"> open</text:span>Barter</text:p>
      <text:p text:style-name="P25">“the greatest wealth for the lowest collective effort”</text:p>
      <text:p text:style-name="P24"> </text:p>
      <text:p text:style-name="P24">Abstract</text:p>
      <text:p text:style-name="P26"><text:span text:style-name="T13">openBarter is a server based on the database postgreSql implementing a barter engine that produces movements from barter orders submitted. </text:span> </text:p>
      <text:p text:style-name="P24">Authors</text:p>
      <text:p text:style-name="P26">Olivier Chaussavoine, Project leader of openBarter</text:p>
      <text:p text:style-name="P26">olivier.chaussavoine@gmail.com </text:p>
      <text:p text:style-name="P26"/>
      <text:h text:style-name="P39" text:outline-level="1">Introduction</text:h>
      <text:p text:style-name="Text_20_body">Use of money is widespread due to low liquidity of barter. This low liquidity is due to the fact <text:s/>that it is unlikely that someone find someone else that accepts the value he provides and at the same time has the value he requests and accepts to provide it in exchange. This is known as the “double coincidence of wants problem” that is simply solved using money. openBarter extends bilateral exchange between a buyer and a seller to exchange cycles with possibly more than two partners. </text:p>
      <text:p text:style-name="Text_20_body">Most vital resources can be represented <text:span text:style-name="T5">by a couple (quality, quantity) where the quality is a name describing a quality standard and where the quantity is an integer. All such fungible values can be represented this way, including green house gases, radioactive pollution, surface of forest or even money. The value of a resource is simply measured by it's quantity without any reference to a currency standard. For a given quality, the value is proportional to the quantity. The proportionality is limited by boundaries defining different markets such as gallon and barrel for petrol in England. But values with distinct qualities can only be compared subjectively by the market.</text:span></text:p>
      <text:p text:style-name="Text_20_body">A regular market implements the best price rule. It is the lowest price for the buyer and the highest for the seller. Among possible relations between pending orders of the order book of the market, this rule determines the bilateral cycle between a buyer and a seller chosen to form two movements. The first is one where the buyer provides money to the seller. The second is one where the seller provides some goods – also a value - to the buyer. Both movements makes the cycle and <text:s/>the transaction. openBarter provides an other method to determine the cycle chosen to form movements. This method does not require the expression of prices, but is equivalent to the best price rule when it is applied to bilateral cycles where money is one of the fungible values exchanges.</text:p>
      <text:p text:style-name="Text_20_body">But some goods cannot be represented as fungible values. In this case, the quality cannot be represented by a single name, but requires a text to be described. 'full text search' <text:s/>function of postgreSql has been developed to store documents and retrieve them using logical combination of keywords just like google. This function represents indexed document as tsvector objects, and requests as tsquery. Since the value provided is a real good that can be described using a text and keywords, openBarter use a tsquery to represent it instead of a single name. The request component of the order is expressed as a tsquery instead of a single name. openBarter offers most 'full text search' <text:s/>functions of postgreSql to determine the matching between orders.</text:p>
      <text:p text:style-name="Text_20_body">Since transports induced by exchange can be significant, openBarter include in orders expressed by participants the place where the value is available, the place where the value required in exchange is expected and a distance. These geographic informations contribute to determine the matching between two orders. </text:p>
      <text:h text:style-name="P37" text:outline-level="1"><draw:frame draw:style-name="fr2" draw:name="Cadre1" text:anchor-type="paragraph" svg:x="7.858cm" svg:y="0.504cm" svg:width="9.315cm" draw:z-index="18"><draw:text-box fo:min-height="4.625cm"><text:p text:style-name="Frame_20_contents"><draw:custom-shape text:anchor-type="paragraph" draw:z-index="19" draw:style-name="gr46" svg:width="2.805cm" svg:height="1.615cm" svg:x="5.616cm" svg:y="1.429cm"><text:p><text:s text:c="4"/>tmv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20" draw:style-name="gr47" draw:text-style-name="P41" svg:width="2.885cm" svg:height="3.731cm" svg:x="2.732cm" svg:y="0.423cm"><text:p text:style-name="P41">torder</text:p></draw:rect><draw:custom-shape text:anchor-type="paragraph" draw:z-index="21" draw:style-name="gr48"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49" svg:width="1.482cm" svg:height="0.489cm" svg:x="0.907cm" svg:y="1.958cm"><draw:text-box><text:p>tstack</text:p></draw:text-box></draw:frame></text:p></draw:text-box></draw:frame>Architecture</text:h>
      <text:p text:style-name="P11"/>
      <text:p text:style-name="P13">openBarter use 3 tables in postgreSql. The order book stored in a table torder, a stack accepting orders as input and a stack storing movements to be consumed.</text:p>
      <text:p text:style-name="P13"><text:soft-page-break/>The production of orders is done by a function launched by an external script.</text:p>
      <text:p text:style-name="P13"/>
      <text:h text:style-name="Heading_20_1" text:outline-level="1">Principle</text:h>
      <text:p text:style-name="P19">The barter market accepts exchange orders of the form:</text:p>
      <text:p text:style-name="P21">I propose a value in exchange of a value of an other quality for a minimum quantity</text:p>
      <text:p text:style-name="P19">submitted by the owner of the value proposed. <text:s/></text:p>
      <text:p text:style-name="P19">The market finds potential exchange cycles with two partners or more. Agreements can be formed from them, defined by a set of movements where each partner provides a quantity to an other and receives at the same time a value of an other quality. By allowing more than two partners the liquidity of the market is not limited by the double coincidence of wants problem. </text:p>
      <text:p text:style-name="P19">For an order, we define ω as a ratio between provided quantity and minimum required quantity. The dimension of ω depends on qualities exchanges and compare such values would not make any sense when these qualities are different. For a cycle formed by several orders where quality offered and required match, we compute an Ω as the product of ω of orders of a cycle. Since Ω a dimensionless quantity, compare these values could have a meaning. When Ω is lower than 1, the common will to exchange is not sufficient to find an agreement between partners due to minimum quantities required. When <text:s/>Ω is 1 it is easy to find an agreement than match minimum ratio ω required by maximizing the flow of values through the cycle within limits defined by available quantities. When <text:s/>Ω is greater than 1 the excess Ω-1 can be shared fairly for the benefit of partners in order to form the exchange. This share changes ω to a value <draw:frame draw:style-name="fr3" draw:name="Objet1" text:anchor-type="as-char" svg:y="-0.437cm" svg:width="2.478cm" svg:height="0.527cm" draw:z-index="13"><draw:object xlink:href="./Object 1" xlink:type="simple" xlink:show="embed" xlink:actuate="onLoad"/><draw:image xlink:href="./ObjectReplacements/Object 1" xlink:type="simple" xlink:show="embed" xlink:actuate="onLoad"/><svg:desc>formule</svg:desc></draw:frame>where n is the number of partners so that the product of ω' is 1. The value ω' lower than or equal to ω represents a benefit for the corresponding partner. The share is fair since the ratio<draw:frame draw:style-name="fr3" draw:name="Objet4" text:anchor-type="as-char" svg:y="-0.377cm" svg:width="1.148cm" svg:height="0.469cm" draw:z-index="14"><draw:object xlink:href="./Object 2" xlink:type="simple" xlink:show="embed" xlink:actuate="onLoad"/><draw:image xlink:href="./ObjectReplacements/Object 2" xlink:type="simple" xlink:show="embed" xlink:actuate="onLoad"/><svg:desc>formule</svg:desc></draw:frame>is the same for all partners of the cycle. </text:p>
      <text:p text:style-name="P19">When an owner submits an order, that's because he considers that the value expected is more useful that the one he owns, and ω measures how much this exchange would be useful for him. For a given cycle Ω is proportional to any ω of it's orders since Ω is their product. In other words Ω is an aggregate common to all partners of the cycle measuring how much the exchange is useful for them, even if usefulness depends on the view point. When a common order belongs to several possible exchange cycles, the author of this order can use Ω as the measurement of the usefulness of potential cycles and compare them to choose the best. It has be shown<text:span text:style-name="T15">1</text:span> that the choice of the cycle having Ω maximum is the same as what would be obtained with the best price rule when this choice is applied to bilateral exchanges. In other words, <text:s/>Ω maximization extends the best price rule to non-bilateral exchanges. By maximizing Ω the market meets the goal of utilitarians by maximizing utility but with a definition of utility that is independent of any currency. </text:p>
      <text:p text:style-name="P19">The extension of the best price rule to non-bilateral exchange is not unique, and could also be obtained by maximizing individual profit<text:note text:id="ftn1" text:note-class="footnote"><text:note-citation>1</text:note-citation><text:note-body><text:p text:style-name="Footnote"><text:span text:style-name="T16"><text:s/>minimize </text:span><text:span text:style-name="T17">ω', that is minimizing </text:span><text:span text:style-name="T17"><draw:frame draw:style-name="fr3" draw:name="Objet2" text:anchor-type="as-char" svg:y="-0.437cm" svg:width="1.078cm" svg:height="0.46cm" draw:z-index="15"><draw:object xlink:href="./Object 3" xlink:type="simple" xlink:show="embed" xlink:actuate="onLoad"/><draw:image xlink:href="./ObjectReplacements/Object 3" xlink:type="simple" xlink:show="embed" xlink:actuate="onLoad"/><svg:desc>formule</svg:desc></draw:frame></text:span><text:span text:style-name="T17">or maximizing </text:span><text:span text:style-name="T17"><draw:frame draw:style-name="fr3" draw:name="Objet3" text:anchor-type="as-char" svg:y="-0.437cm" svg:width="0.894cm" svg:height="0.46cm" draw:z-index="16"><draw:object xlink:href="./Object 4" xlink:type="simple" xlink:show="embed" xlink:actuate="onLoad"/><draw:image xlink:href="./ObjectReplacements/Object 4" xlink:type="simple" xlink:show="embed" xlink:actuate="onLoad"/><svg:desc>formule</svg:desc></draw:frame></text:span><text:span text:style-name="T17">instead of </text:span><text:span text:style-name="T17"><draw:frame draw:style-name="fr3" draw:name="Objet5" text:anchor-type="as-char" svg:y="-0.305cm" svg:width="0.526cm" svg:height="0.326cm" draw:z-index="17"><draw:object xlink:href="./Object 5" xlink:type="simple" xlink:show="embed" xlink:actuate="onLoad"/><draw:image xlink:href="./ObjectReplacements/Object 5" xlink:type="simple" xlink:show="embed" xlink:actuate="onLoad"/><svg:desc>formule</svg:desc></draw:frame></text:span><text:span text:style-name="T17">.</text:span></text:p></text:note-body></text:note> instead of utility. The use of money maintains a confusion between these two distinct goals with assessed social economic consequences.</text:p>
      <text:p text:style-name="P19">This market proceeds as a regular market – a central limit order book (CLOB) - by processing <text:soft-page-break/>orders one after the other. We describe here what is common between these markets. The input of the market is a flow of orders and it's output is a flow of movements. It records unmatched orders in an order book. When a new order is submitted, a competition is performed between potential cycles created by the new order and pending orders in the book to choose the cycle that will form the exchange. If no matching is found, the new order is added to the book. Otherwise, movements forming the exchange are produced from the best cycle and the values offered by matched orders are decreased of the values exchanged. If some cycles remain the competition is repeated as long as the new order is not exhausted. </text:p>
      <text:p text:style-name="P20">The difference between this barter market and a regular CLOB is only that 1) exchange cycles can be non-bilateral 2) competition is performed with <text:s/>Ω instead of price. CLOB algorithm used by most important market places such as the New York Stock Exchange could be adapted to implement barter markets.</text:p>
      <text:h text:style-name="Heading_20_1" text:outline-level="1">Competition</text:h>
      <text:p text:style-name="Text_20_body">Matching between two orders occurs between an order providing a value and an other receiving that values when the following conditions are fulfilled:</text:p>
      <text:list xml:id="list18805327501" text:style-name="L1">
        <text:list-item>
          <text:p text:style-name="P28">The distance between the place where the value is available and the place where it is required is less that the maximum distance of the order receiving the value,</text:p>
        </text:list-item>
        <text:list-item>
          <text:p text:style-name="P28">There is a matching between quality provided and quality required. </text:p>
        </text:list-item>
      </text:list>
      <text:p text:style-name="Text_20_body"><text:span text:style-name="T5">When the matching is not perfect, a measurement </text:span><text:span text:style-name="T1">δ</text:span><text:span text:style-name="T5"> between 0 and 1 is obtained from the distance between the tsquery and the tsvector provided by postgreSql where </text:span><text:span text:style-name="T1">δ =</text:span><text:span text:style-name="T5"> 1 is the perfect matching. </text:span><text:span text:style-name="T1"><text:s/>Ω is computed as the product, not of ω </text:span><text:span text:style-name="T5">but of </text:span><text:span text:style-name="T1">δ.ω</text:span>. </text:p>
      <text:p text:style-name="Text_20_body">From the participant view point, <text:span text:style-name="T1">ω that measure it's will to exchange decreases as the matching.</text:span></text:p>
      <text:p text:style-name="Text_20_body"><text:span text:style-name="T1">The competition is made by maximizing Ω for cycles where Ω &gt;=1</text:span><text:span text:style-name="T5">. </text:span></text:p>
      <text:h text:style-name="Heading_20_1" text:outline-level="1">Interfaces</text:h>
      <text:h text:style-name="Heading_20_2" text:outline-level="2">Input</text:h>
      <text:p text:style-name="Text_20_body">An order is be submitted with the following syntax:</text:p>
      <text:p text:style-name="code-imformatique">=&gt; SELECT * FROM fsubmitorder(own,oid,quar,qttr,posr,quap,qttp,postp,dist); <text:s/></text:p>
      <text:p text:style-name="P20">Where:<text:tab/></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20">own</text:p>
          </table:table-cell>
          <table:table-cell table:style-name="Tableau10.A1" office:value-type="string">
            <text:p text:style-name="P20">text</text:p>
          </table:table-cell>
          <table:table-cell table:style-name="Tableau10.C1" office:value-type="string">
            <text:p text:style-name="P20">the name of the owner,</text:p>
          </table:table-cell>
        </table:table-row>
        <table:table-row>
          <table:table-cell table:style-name="Tableau10.A2" office:value-type="string">
            <text:p text:style-name="P20">oid</text:p>
          </table:table-cell>
          <table:table-cell table:style-name="Tableau10.A2" office:value-type="string">
            <text:p text:style-name="P20">int</text:p>
          </table:table-cell>
          <table:table-cell table:style-name="Tableau10.C2" office:value-type="string">
            <text:p text:style-name="P20">NULL or id of a previous order,When not NULL fields quap,qttp,posp and dist are ignored.</text:p>
          </table:table-cell>
        </table:table-row>
        <table:table-row>
          <table:table-cell table:style-name="Tableau10.A2" office:value-type="string">
            <text:p text:style-name="P20">quar</text:p>
          </table:table-cell>
          <table:table-cell table:style-name="Tableau10.A2" office:value-type="string">
            <text:p text:style-name="P20">tsquery<text:note text:id="ftn2" text:note-class="footnote"><text:note-citation>2</text:note-citation><text:note-body><text:p text:style-name="Footnote">Must be a text before version 0.6.5</text:p></text:note-body></text:note></text:p>
          </table:table-cell>
          <table:table-cell table:style-name="Tableau10.C2" office:value-type="string">
            <text:p text:style-name="P20">the quality required,</text:p>
          </table:table-cell>
        </table:table-row>
        <text:soft-page-break/>
        <table:table-row>
          <table:table-cell table:style-name="Tableau10.A2" office:value-type="string">
            <text:p text:style-name="P20">qttr</text:p>
          </table:table-cell>
          <table:table-cell table:style-name="Tableau10.A2" office:value-type="string">
            <text:p text:style-name="P20">int8</text:p>
          </table:table-cell>
          <table:table-cell table:style-name="Tableau10.C2" office:value-type="string">
            <text:p text:style-name="P20">the quantity required,</text:p>
          </table:table-cell>
        </table:table-row>
        <table:table-row>
          <table:table-cell table:style-name="Tableau10.A2" office:value-type="string">
            <text:p text:style-name="P20">posr</text:p>
          </table:table-cell>
          <table:table-cell table:style-name="Tableau10.A2" office:value-type="string">
            <text:p text:style-name="P20">point</text:p>
          </table:table-cell>
          <table:table-cell table:style-name="Tableau10.C2" office:value-type="string">
            <text:p text:style-name="P20">a couple of float8 latitude,longitude of the position where the value is required, or NULL.<text:note text:id="ftn3" text:note-class="footnote"><text:note-citation>3</text:note-citation><text:note-body><text:p text:style-name="Footnote">Must be NULL before version 0.6.5</text:p></text:note-body></text:note></text:p>
          </table:table-cell>
        </table:table-row>
        <table:table-row>
          <table:table-cell table:style-name="Tableau10.A2" office:value-type="string">
            <text:p text:style-name="P20">quap</text:p>
          </table:table-cell>
          <table:table-cell table:style-name="Tableau10.A2" office:value-type="string">
            <text:p text:style-name="P20">tvector<text:span text:style-name="T15"><text:note-ref text:note-class="footnote" text:reference-format="text" text:ref-name="ftn2">2</text:note-ref></text:span></text:p>
          </table:table-cell>
          <table:table-cell table:style-name="Tableau10.C2" office:value-type="string">
            <text:p text:style-name="P20">the quality provided,</text:p>
          </table:table-cell>
        </table:table-row>
        <table:table-row>
          <table:table-cell table:style-name="Tableau10.A2" office:value-type="string">
            <text:p text:style-name="P20">qttp</text:p>
          </table:table-cell>
          <table:table-cell table:style-name="Tableau10.A2" office:value-type="string">
            <text:p text:style-name="P20">int8</text:p>
          </table:table-cell>
          <table:table-cell table:style-name="Tableau10.C2" office:value-type="string">
            <text:p text:style-name="P20">the quantity provided,</text:p>
          </table:table-cell>
        </table:table-row>
        <table:table-row>
          <table:table-cell table:style-name="Tableau10.A2" office:value-type="string">
            <text:p text:style-name="P20">posp</text:p>
          </table:table-cell>
          <table:table-cell table:style-name="Tableau10.A2" office:value-type="string">
            <text:p text:style-name="P20">point</text:p>
          </table:table-cell>
          <table:table-cell table:style-name="Tableau10.C2" office:value-type="string">
            <text:p text:style-name="P20">a couple of float8 latitude,longitude of the position where the value is provided, or NULL <text:span text:style-name="T15"><text:note-ref text:note-class="footnote" text:reference-format="text" text:ref-name="ftn3">3</text:note-ref></text:span></text:p>
          </table:table-cell>
        </table:table-row>
        <table:table-row>
          <table:table-cell table:style-name="Tableau10.A2" office:value-type="string">
            <text:p text:style-name="P20">dist</text:p>
          </table:table-cell>
          <table:table-cell table:style-name="Tableau10.A2" office:value-type="string">
            <text:p text:style-name="P20">float8</text:p>
          </table:table-cell>
          <table:table-cell table:style-name="Tableau10.C2" office:value-type="string">
            <text:p text:style-name="P20">a float8 defining the maximum distance of the value required. When 0, positions are ignored.<text:span text:style-name="T15"><text:note-ref text:note-class="footnote" text:reference-format="text" text:ref-name="ftn3">3</text:note-ref></text:span></text:p>
          </table:table-cell>
        </table:table-row>
      </table:table>
      <text:p text:style-name="Text_20_body"/>
      <text:p text:style-name="Text_20_body">The response has the type yressubmit with the field 'id' and 'diag'. Returns diag=0 and an int in the id field. This id is the primary key given by the market to this order that will be referred later in other orders or movements. On error, diag contains the code of the error, and id is 0. </text:p>
      <text:p text:style-name="Text_20_body">oid is usually NULL, but can be set to the id of a previous order to express the fact the present order request an other value for the value proposed by the referenced order. The fields quap, qttp, postp and dist must then be NULL. This order is then a new requirement on the value provided by this previous order.</text:p>
      <text:p text:style-name="Text_20_body">In version 0.6.0, quar and quap must be of the text type.</text:p>
      <text:h text:style-name="Heading_20_2" text:outline-level="2">Batch</text:h>
      <text:p text:style-name="Text_20_body">The function that can be called to consume the input stack is the following:</text:p>
      <text:p text:style-name="code-imformatique">=&gt; SELECT * FROM fproducemvt(); <text:s/></text:p>
      <text:p text:style-name="Text_20_body">This function <text:s/>unstack a single order.</text:p>
      <text:p text:style-name="code-imformatique">=&gt; SELECT * FROM femtystack(); <text:s/></text:p>
      <text:p text:style-name="Text_20_body">This function <text:s/>unstack all order.</text:p>
      <text:p text:style-name="Text_20_body"/>
      <text:h text:style-name="Heading_20_2" text:outline-level="2">Output</text:h>
      <text:p text:style-name="Text_20_body">The table of movements can be read with a SELECT statement.</text:p>
      <table:table table:name="Tableau11" table:style-name="Tableau11">
        <table:table-column table:style-name="Tableau11.A"/>
        <table:table-column table:style-name="Tableau11.B"/>
        <table:table-row>
          <table:table-cell table:style-name="Tableau11.A1" office:value-type="string">
            <text:p text:style-name="P3">id</text:p>
          </table:table-cell>
          <table:table-cell table:style-name="Tableau11.B1" office:value-type="string">
            <text:p text:style-name="Standard">Serial number of the order</text:p>
          </table:table-cell>
        </table:table-row>
        <table:table-row>
          <table:table-cell table:style-name="Tableau11.A2" office:value-type="string">
            <text:p text:style-name="P3">nbc</text:p>
          </table:table-cell>
          <table:table-cell table:style-name="Tableau11.B2" office:value-type="string">
            <text:p text:style-name="P3">number of movements in the cycle</text:p>
          </table:table-cell>
        </table:table-row>
        <table:table-row>
          <table:table-cell table:style-name="Tableau11.A2" office:value-type="string">
            <text:p text:style-name="P3">nbt</text:p>
          </table:table-cell>
          <table:table-cell table:style-name="Tableau11.B2" office:value-type="string">
            <text:p text:style-name="P3">number of movements in the transactions<text:soft-page-break/></text:p>
          </table:table-cell>
        </table:table-row>
        <table:table-row>
          <table:table-cell table:style-name="Tableau11.A2" office:value-type="string">
            <text:p text:style-name="P3">grp</text:p>
          </table:table-cell>
          <table:table-cell table:style-name="Tableau11.B2" office:value-type="string">
            <text:p text:style-name="P3">id of the first movement of the cycle</text:p>
          </table:table-cell>
        </table:table-row>
        <table:table-row>
          <table:table-cell table:style-name="Tableau11.A2" office:value-type="string">
            <text:p text:style-name="P3">xid</text:p>
          </table:table-cell>
          <table:table-cell table:style-name="Tableau11.B2" office:value-type="string">
            <text:p text:style-name="P3">order origin of this movement</text:p>
          </table:table-cell>
        </table:table-row>
        <table:table-row>
          <table:table-cell table:style-name="Tableau11.A2" office:value-type="string">
            <text:p text:style-name="P3">usr</text:p>
          </table:table-cell>
          <table:table-cell table:style-name="Tableau11.B2" office:value-type="string">
            <text:p text:style-name="P3">database user that inserted the movement</text:p>
          </table:table-cell>
        </table:table-row>
        <table:table-row>
          <table:table-cell table:style-name="Tableau11.A2" office:value-type="string">
            <text:p text:style-name="P3">xoid</text:p>
          </table:table-cell>
          <table:table-cell table:style-name="Tableau11.B2" office:value-type="string">
            <text:p text:style-name="P3">order referenced by the order xid</text:p>
          </table:table-cell>
        </table:table-row>
        <table:table-row>
          <table:table-cell table:style-name="Tableau11.A2" office:value-type="string">
            <text:p text:style-name="P3">own_src</text:p>
          </table:table-cell>
          <table:table-cell table:style-name="Tableau11.B2" office:value-type="string">
            <text:p text:style-name="P3">owner providing the value</text:p>
          </table:table-cell>
        </table:table-row>
        <table:table-row>
          <table:table-cell table:style-name="Tableau11.A2" office:value-type="string">
            <text:p text:style-name="P3">own_dst</text:p>
          </table:table-cell>
          <table:table-cell table:style-name="Tableau11.B2" office:value-type="string">
            <text:p text:style-name="P3">owner receiving the value</text:p>
          </table:table-cell>
        </table:table-row>
        <table:table-row>
          <table:table-cell table:style-name="Tableau11.A2" office:value-type="string">
            <text:p text:style-name="P3">qtt</text:p>
          </table:table-cell>
          <table:table-cell table:style-name="Tableau11.B2" office:value-type="string">
            <text:p text:style-name="P3">quantity</text:p>
          </table:table-cell>
        </table:table-row>
        <table:table-row>
          <table:table-cell table:style-name="Tableau11.A2" office:value-type="string">
            <text:p text:style-name="P3">nat</text:p>
          </table:table-cell>
          <table:table-cell table:style-name="Tableau11.B2" office:value-type="string">
            <text:p text:style-name="P3">quality</text:p>
          </table:table-cell>
        </table:table-row>
        <table:table-row>
          <table:table-cell table:style-name="Tableau11.A2" office:value-type="string">
            <text:p text:style-name="P3">ack</text:p>
          </table:table-cell>
          <table:table-cell table:style-name="Tableau11.B2" office:value-type="string">
            <text:p text:style-name="P3">movement acknowledged (boolean)</text:p>
          </table:table-cell>
        </table:table-row>
        <table:table-row>
          <table:table-cell table:style-name="Tableau11.A2" office:value-type="string">
            <text:p text:style-name="P3">exhausted</text:p>
          </table:table-cell>
          <table:table-cell table:style-name="Tableau11.B2" office:value-type="string">
            <text:p text:style-name="P3">quantity of the order exhausted (boolean)</text:p>
          </table:table-cell>
        </table:table-row>
        <table:table-row>
          <table:table-cell table:style-name="Tableau11.A2" office:value-type="string">
            <text:p text:style-name="P3">refused</text:p>
          </table:table-cell>
          <table:table-cell table:style-name="Tableau11.B2" office:value-type="string">
            <text:p text:style-name="P3">order refused (boolean when true, then then nbc = 1 and nbt = 1 )</text:p>
          </table:table-cell>
        </table:table-row>
        <table:table-row>
          <table:table-cell table:style-name="Tableau11.A2" office:value-type="string">
            <text:p text:style-name="P3">created</text:p>
          </table:table-cell>
          <table:table-cell table:style-name="Tableau11.B2" office:value-type="string">
            <text:p text:style-name="P3">date submission of the order</text:p>
          </table:table-cell>
        </table:table-row>
      </table:table>
      <text:p text:style-name="Text_20_body"/>
      <text:p text:style-name="P3">The oldest movement can be accepted with the command:</text:p>
      <text:p text:style-name="code-imformatique">=&gt; SELECT * FROM fackmvt(); <text:s/></text:p>
      <text:p text:style-name="P3">A movement is accepted by the database user that submitted the corresponding order. <text:s text:c="2"/>All movements of a cycle are removed when they are all accepted.</text:p>
      <text:h text:style-name="P40" text:outline-level="1">Parameters</text:h>
      <text:p text:style-name="P3"/>
      <text:p text:style-name="P10"/>
      <text:h text:style-name="Heading_20_2" text:outline-level="2">Installation</text:h>
      <text:h text:style-name="Heading_20_3" text:outline-level="3">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3" text:outline-level="3">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test testflow_5 <text:s text:c="14"/>... ok </text:p>
      <text:p text:style-name="code-imformatique">test testflow_6 <text:s text:c="14"/>... ok </text:p>
      <text:p text:style-name="code-imformatique">============== shutting down postmaster <text:s text:c="14"/>============== </text:p>
      <text:p text:style-name="code-imformatique"/>
      <text:p text:style-name="code-imformatique">===================== </text:p>
      <text:p text:style-name="code-imformatique"><text:s/>All 6 tests passed. </text:p>
      <text:p text:style-name="code-imformatique">===================== </text:p>
      <text:h text:style-name="Heading_20_3" text:outline-level="3">Install the model</text:h>
      <text:p text:style-name="Text_20_body">When the postgreSql server is running, the model can be installed. It is defined by the file openBarter/src/sql/model.sql. You must connect with a superuser role that is never user for market operations. When you are in openBarter/src:</text:p>
      <text:p text:style-name="code-imformatique">$ createdb market</text:p>
      <text:p text:style-name="code-imformatique">$ psql market</text:p>
      <text:p text:style-name="code-imformatique">psql (9.2.0) </text:p>
      <text:p text:style-name="code-imformatique">Type "help" for help. </text:p>
      <text:p text:style-name="code-imformatique"/>
      <text:p text:style-name="code-imformatique">market=# \i sql/model.sql</text:p>
      <text:p text:style-name="code-imformatique"><text:soft-page-break/>…..</text:p>
      <text:p text:style-name="Text_20_body">The model does not depend of any schema, and creates roles <text:span text:style-name="T13">client</text:span> and <text:span text:style-name="T13">admin</text:span> if <text:s/>they do not <text:s/>exist yet. You quit psql by typing ctr-D.</text:p>
      <text:p text:style-name="Text_20_body">To start operation, just connect to the database as admin, and create some clients with the function <text:span text:style-name="T13">createuser</text:span> like this:</text:p>
      <text:p text:style-name="code-imformatique">$ psql -Uadmin market</text:p>
      <text:p text:style-name="code-imformatique">psql (9.2.0) </text:p>
      <text:p text:style-name="code-imformatique">Type "help" for help. </text:p>
      <text:p text:style-name="code-imformatique"/>
      <text:p text:style-name="code-imformatique">market=&gt; SELECT fcreateuser('client1'); </text:p>
      <text:p text:style-name="code-imformatique">fcreateuser </text:p>
      <text:p text:style-name="code-imformatique">------------- </text:p>
      <text:p text:style-name="code-imformatique"><text:s/></text:p>
      <text:p text:style-name="code-imformatique">(1 row) </text:p>
      <text:p text:style-name="Standard"/>
      <text:h text:style-name="Heading_20_3" text:outline-level="3">execute primitives </text:h>
      <text:p text:style-name="P14">This paragraph explains how commands behave with some examples. Connect as client1</text:p>
      <text:p text:style-name="code-imformatique">$ psql -Uclient1 market</text:p>
      <text:p text:style-name="code-imformatique">psql (9.2.0) </text:p>
      <text:p text:style-name="code-imformatique">Type "help" for help. </text:p>
      <text:p text:style-name="code-imformatique"/>
      <text:p text:style-name="Standard"/>
      <text:p text:style-name="P22"/>
      <text:h text:style-name="Heading_20_4" text:outline-level="4">simple bilateral exchange </text:h>
      <text:p text:style-name="P7">Insert an order of an owner 'own1' that provides a value ('q1',2000) in exchange of a value ('q2',1000):</text:p>
      <text:p text:style-name="P23">market=&gt; select * from finsertorder('own1','q1',2000,1000,'q2'); </text:p>
      <text:p text:style-name="P23">NOTICE: <text:s/>owner own1 created </text:p>
      <text:p text:style-name="P23">CONTEXT: <text:s/>PL/pgSQL function fgetowner(text,boolean) line 10 at assignment </text:p>
      <text:p text:style-name="P23">PL/pgSQL function finsertorder(text,text,bigint,bigint,text) line 35 at assignment </text:p>
      <text:p text:style-name="P23"><text:s/>id | uuid | own | nr | qtt_requ | np | qtt_prov | qtt_in | qtt_out | flows </text:p>
      <text:p text:style-name="P23">----+------+-----+----+----------+----+----------+--------+---------+------- </text:p>
      <text:p text:style-name="P23"><text:s text:c="2"/>1 | 1-1 <text:s/>| <text:s text:c="2"/>1 | <text:s/>2 | <text:s text:c="4"/>1000 | <text:s/>1 | <text:s text:c="4"/>2000 | <text:s text:c="5"/>0 | <text:s text:c="6"/>0 | [] </text:p>
      <text:p text:style-name="P23">(1 row)</text:p>
      <text:p text:style-name="P7">The order is inserted with id=1 and uuid='1-1'. A new owner 'own1' and qualities 'q1' and 'q2' are inserted with their respective id (1,1,2). <text:s/>qtt_in, qtt_out and flows are empty since the order book contains only <text:s/>this order. </text:p>
      <text:p text:style-name="P7">You can have a view of the order book with the command:</text:p>
      <text:p text:style-name="P23">market=&gt; select id,owner,qua_requ,qtt_requ,qua_prov,qtt_prov,qtt from vorder; </text:p>
      <text:p text:style-name="P23"><text:s/>id | owner | qua_requ | qtt_requ | qua_prov | qtt_prov | qtt <text:s/></text:p>
      <text:p text:style-name="P23">----+-------+----------+----------+----------+----------+------ </text:p>
      <text:p text:style-name="P23"><text:s text:c="2"/>1 | own1 <text:s/>| q2 <text:s text:c="6"/>| <text:s text:c="4"/>1000 | q1 <text:s text:c="6"/>| <text:s text:c="4"/>2000 | 2000 </text:p>
      <text:p text:style-name="P23">(1 row) </text:p>
      <text:p text:style-name="P7">and of tables of owners and qualities with:</text:p>
      <text:p text:style-name="P23">market=&gt; select * from towner; </text:p>
      <text:p text:style-name="P23">market=&gt; select * from tquality;</text:p>
      <text:p text:style-name="P7">Insert a new order :</text:p>
      <text:p text:style-name="P23">market=&gt; select * from finsertorder('own2','q2',1000,2000,'q1'); </text:p>
      <text:p text:style-name="P23">NOTICE: <text:s/>owner own2 created </text:p>
      <text:p text:style-name="P23">CONTEXT: <text:s/>PL/pgSQL function fgetowner(text,boolean) line 10 at assignment </text:p>
      <text:p text:style-name="P23">PL/pgSQL function finsertorder(text,text,bigint,bigint,text) line 35 at assignment </text:p>
      <text:p text:style-name="P23"><text:s/>id | uuid | own | nr | qtt_requ | np | qtt_prov | qtt_in | qtt_out | flows </text:p>
      <text:p text:style-name="P23">----+------+-----+----+----------+----+----------+--------+---------+------- </text:p>
      <text:p text:style-name="P23"><text:s text:c="2"/>1 | 1-2 <text:s/>| <text:s text:c="2"/>2 | <text:s/>1 | <text:s text:c="4"/>2000 | <text:s/>2 | <text:s text:c="4"/>1000 | <text:s text:c="2"/>2000 | <text:s text:c="3"/>1000 | [..] </text:p>
      <text:p text:style-name="P23">(1 row)</text:p>
      <text:p text:style-name="P7">This order produced a flows [..], a json object, that presented separately for clarity:</text:p>
      <text:p text:style-name="P23"><text:s/>[[</text:p>
      <text:p text:style-name="P23">{"id":1, "own":1,"nr":2,"qtt_requ":1000,"np":1,"qtt_prov":2000,"qtt":2000, "flowr":2000 },</text:p>
      <text:p text:style-name="P23">{"id":2,"own":2,"nr":1,"qtt_requ":2000,"np":2,"qtt_prov":1000,"qtt":1000,</text:p>
      <text:p text:style-name="P23">"flowr":1000 }]]</text:p>
      <text:p text:style-name="P23"/>
      <text:p text:style-name="P3"><text:span text:style-name="T11">A single bilateral exchange is created, where own1 provides (q1,2000) to own2 and own2 provides (q2,1000). Each movement presented within {} contains </text:span><text:span text:style-name="T13">id</text:span><text:span text:style-name="T11">, a reference to the order that produced the movement, </text:span><text:span text:style-name="T13">own</text:span><text:span text:style-name="T11"> the owner, </text:span><text:span text:style-name="T13">np</text:span><text:span text:style-name="T11"> the quality provided, </text:span><text:span text:style-name="T13">flowr</text:span><text:span text:style-name="T11"> the quantity provided, and </text:span><text:span text:style-name="T13">qtt</text:span><text:span text:style-name="T11"> the quantity remaining offered before this exchange. The two movements presented between [] represent the exchange. This exchange is itself presented between [] because more than one exchange can be produced by a single order. </text:span><text:span text:style-name="T13">qtt_in</text:span><text:span text:style-name="T11"> and </text:span><text:span text:style-name="T13">qtt_out</text:span><text:span text:style-name="T11"> returned by finsertorder() are the </text:span><text:soft-page-break/><text:span text:style-name="T11">sum of quantities received and provided for all these exchanges.</text:span></text:p>
      <text:p text:style-name="P7">Movements are recorded in a table <text:span text:style-name="T13">tmvt</text:span>. they can be viewed by the command:</text:p>
      <text:p text:style-name="P23">market=&gt; select nb,grp,provider,quality,qtt,receiver from vmvt; </text:p>
      <text:p text:style-name="P23"><text:s/>nb | grp | provider | quality | qtt <text:s/>| receiver </text:p>
      <text:p text:style-name="P23">----+-----+----------+---------+------+---------- </text:p>
      <text:p text:style-name="P23"><text:s text:c="2"/>2 | 1-1 | own2 <text:s text:c="4"/>| q2 <text:s text:c="5"/>| 1000 | own1 </text:p>
      <text:p text:style-name="P23"><text:s text:c="2"/>2 | 1-1 | own1 <text:s text:c="4"/>| q1 <text:s text:c="5"/>| 2000 | own2 </text:p>
      <text:p text:style-name="P23">(2 rows) </text:p>
      <text:p text:style-name="P23"/>
      <text:p text:style-name="P7">The order book is now empty since all orders are satisfied.</text:p>
      <text:h text:style-name="Heading_20_4" text:outline-level="4">bilateral exchange with competition</text:h>
      <text:p text:style-name="P7">We consider a scenario where </text:p>
      <text:list xml:id="list8956778781" text:style-name="L2">
        <text:list-item>
          <text:p text:style-name="P29">'own1' offers ('q1',5) in exchange of ('q2',10)</text:p>
        </text:list-item>
        <text:list-item>
          <text:p text:style-name="P29">'own2' offers ('q1',10) in exchange of ('q2',5)</text:p>
        </text:list-item>
        <text:list-item>
          <text:p text:style-name="P29">'own3 offers ('q2',20) in exchange of ('q1',10)</text:p>
        </text:list-item>
      </text:list>
      <text:p text:style-name="P7">The first two orders are competing, and the second is the best:</text:p>
      <text:p text:style-name="P23">market=&gt; select * from finsertorder('own1','q1',5,10,'q2');</text:p>
      <text:p text:style-name="P23">...(no matching)</text:p>
      <text:p text:style-name="P23">market=&gt; select * from finsertorder('own2', 'q1',10,5,'q2');</text:p>
      <text:p text:style-name="P23">...(no matching)</text:p>
      <text:p text:style-name="P23">market=&gt; select * from finsertorder('own3', 'q2',20,10,'q1');</text:p>
      <text:p text:style-name="P23"><text:s/>id | uuid | own | nr | qtt_requ | np | qtt_prov | qtt_in | qtt_out | flows </text:p>
      <text:p text:style-name="P23">----+------+-----+----+----------+----+----------+--------+---------+------- </text:p>
      <text:p text:style-name="P23"><text:s text:c="2"/>7 | 1-7 <text:s/>| <text:s text:c="2"/>3 | <text:s/>1 | <text:s text:c="6"/>10 | <text:s/>2 | <text:s text:c="6"/>20 | <text:s text:c="4"/>15 | <text:s text:c="5"/>20 | [..]</text:p>
      <text:p text:style-name="P23"/>
      <text:p text:style-name="P7">This order produced a flows [..], a json object:</text:p>
      <text:p text:style-name="P16">[[</text:p>
      <text:p text:style-name="P16">{"id":6,"own":2,"nr":2,"qtt_requ":5,"np":1,"qtt_prov":10,"qtt":10,</text:p>
      <text:p text:style-name="P16">"flowr":10 },</text:p>
      <text:p text:style-name="P16">{" id":7,"own":3,"nr":1,"qtt_requ":10,"np":2,"qtt_prov":20,"qtt":20, </text:p>
      <text:p text:style-name="P16">"flowr": 10 }</text:p>
      <text:p text:style-name="P16">],[</text:p>
      <text:p text:style-name="P16">{"id":5, "own":1, "nr":2, "qtt_requ":10, "np":1, "qtt_prov":5, "qtt":5, "flowr":5 },</text:p>
      <text:p text:style-name="P16">{"id ":7, "own":3, "nr":1, "qtt_requ":10, "np":2, "qtt_prov":20, "qtt":10, "flowr":10 }</text:p>
      <text:p text:style-name="P16">]]</text:p>
      <text:p text:style-name="P23"/>
      <text:p text:style-name="P3"><text:span text:style-name="T11">representing two exchanges. The last order(id=7) exchanges with the second (id=6) , then with the first (id=5) because the order(id=6) is better than the order(id=5). The attribute </text:span><text:span text:style-name="T13">qtt</text:span><text:span text:style-name="T11"> of the order (id=7) is decreased of the quantity provided by the first exchange. It is the quantity remaining available before the exchange. </text:span></text:p>
      <text:p text:style-name="P7">The view vmvt gives a reference to the exchange, (here grp='1-5' and grp='1-7') and the number of partners of the exchange, (here nb=2) . oruuid is a reference to the original order:</text:p>
      <text:p text:style-name="P23">market=&gt; select nb,oruuid,grp,provider,quality,qtt,receiver from vmvt; </text:p>
      <text:p text:style-name="P23"><text:s/>nb | oruuid | grp | provider | quality | qtt <text:s/>| receiver </text:p>
      <text:p text:style-name="P23"><text:soft-page-break/>----+--------+-----+----------+---------+------+---------- </text:p>
      <text:p text:style-name="P23"><text:s text:c="2"/>2 | 1-2 <text:s text:c="3"/>| 1-1 | own2 <text:s text:c="4"/>| q2 <text:s text:c="5"/>| 1000 | own1 </text:p>
      <text:p text:style-name="P23"><text:s text:c="2"/>2 | 1-1 <text:s text:c="3"/>| 1-1 | own1 <text:s text:c="4"/>| q1 <text:s text:c="5"/>| 2000 | own2 </text:p>
      <text:p text:style-name="P23"><text:s text:c="2"/>2 | 1-4 <text:s text:c="3"/>| 1-3 | own2 <text:s text:c="4"/>| q2 <text:s text:c="5"/>| 1100 | own1 </text:p>
      <text:p text:style-name="P23"><text:s text:c="2"/>2 | 1-3 <text:s text:c="3"/>| 1-3 | own1 <text:s text:c="4"/>| q1 <text:s text:c="5"/>| 1100 | own2 </text:p>
      <text:p text:style-name="P23"><text:s text:c="2"/>2 | 1-7 <text:s text:c="3"/>| 1-5 | own3 <text:s text:c="4"/>| q2 <text:s text:c="5"/>| <text:s text:c="2"/>10 | own2 </text:p>
      <text:p text:style-name="P23"><text:s text:c="2"/>2 | 1-6 <text:s text:c="3"/>| 1-5 | own2 <text:s text:c="4"/>| q1 <text:s text:c="5"/>| <text:s text:c="2"/>10 | own3 </text:p>
      <text:p text:style-name="P23"><text:s text:c="2"/>2 | 1-7 <text:s text:c="3"/>| 1-7 | own3 <text:s text:c="4"/>| q2 <text:s text:c="5"/>| <text:s text:c="2"/>10 | own1 </text:p>
      <text:p text:style-name="P23"><text:s text:c="2"/>2 | 1-5 <text:s text:c="3"/>| 1-7 | own1 <text:s text:c="4"/>| q1 <text:s text:c="5"/>| <text:s text:c="3"/>5 | own3 </text:p>
      <text:p text:style-name="P23">(8 rows) </text:p>
      <text:p text:style-name="P23"/>
      <text:h text:style-name="Heading_20_4" text:outline-level="4">non bilateral exchange with competition</text:h>
      <text:p text:style-name="P7">We consider a scenario where </text:p>
      <text:list xml:id="list1120522875" text:continue-numbering="true" text:style-name="L2">
        <text:list-item>
          <text:p text:style-name="P29">'own1' offers ('q3',320) in exchange of ('q1',80)</text:p>
        </text:list-item>
        <text:list-item>
          <text:p text:style-name="P29">'own2' offers ('q2',20) in exchange of ('q1',20)</text:p>
        </text:list-item>
        <text:list-item>
          <text:p text:style-name="P29">'own3' offers ('q3',540) in exchange of ('q2',20)</text:p>
        </text:list-item>
        <text:list-item>
          <text:p text:style-name="P29">'own4' offers ('q1',100) in exchange of ('q3',100)</text:p>
        </text:list-item>
      </text:list>
      <text:p text:style-name="P7">The first two orders are competing, and the second is the best:</text:p>
      <text:p text:style-name="P23">market=&gt; select * from finsertorder('own1','q3',320,80,'q1');</text:p>
      <text:p text:style-name="P23">...(no matching)</text:p>
      <text:p text:style-name="P23">market=&gt; select * from finsertorder('own2', 'q2',20,20,'q1');</text:p>
      <text:p text:style-name="P23">...(no matching)</text:p>
      <text:p text:style-name="P23">market=&gt; select * from finsertorder('own3', 'q3',540,20,'q2');</text:p>
      <text:p text:style-name="P23">...(no matching)</text:p>
      <text:p text:style-name="P23">market=&gt; select * from finsertorder('own4', 'q1',100,100,'q3');</text:p>
      <text:p text:style-name="P23"><text:s/>id | uuid | own | nr | qtt_requ | np | qtt_prov | qtt_in | qtt_out | flows </text:p>
      <text:p text:style-name="P23">----+------+-----+----+----------+----+----------+--------+---------+------- </text:p>
      <text:p text:style-name="P23"><text:s/>11 | 1-11 | <text:s text:c="2"/>4 | <text:s/>3 | <text:s text:c="5"/>100 | <text:s/>1 | <text:s text:c="5"/>100 | <text:s text:c="3"/>260 | <text:s text:c="4"/>100 | [..]</text:p>
      <text:p text:style-name="P23"/>
      <text:p text:style-name="P7">This order produced a flows [..], a json object:</text:p>
      <text:p text:style-name="P16">[[</text:p>
      <text:p text:style-name="P16">{"id":9, "own":2, "nr":1, "qtt_requ":20, "np":2, "qtt_prov":20, "qtt":20, "flowr":20 },</text:p>
      <text:p text:style-name="P16">{"id":10, "own":3, "nr":2, "qtt_requ":20, "np":3, "qtt_prov":540, "qtt":540, "flowr":180 },</text:p>
      <text:p text:style-name="P16">{"id":11, "own":4, "nr ":3, "qtt_requ":100, "np":1, "qtt_prov":100, "qtt":100, "flowr":60 }</text:p>
      <text:p text:style-name="P16">],[</text:p>
      <text:p text:style-name="P16">{"id":8, "own":1, "nr":1, "qtt_requ":80, "np":3, "qtt_prov":320, "qtt":320, "flowr":80 },</text:p>
      <text:p text:style-name="P16">{"id":11, "own":4, "nr":3, "qtt_requ":100, "np":1, "qtt_prov":100, "qtt":40, "flowr":40 }</text:p>
      <text:p text:style-name="P16">]]</text:p>
      <text:p text:style-name="P23"/>
      <text:p text:style-name="P7">representing two exchanges. The cycle with 3 partners is preferred to the bilateral cycle. </text:p>
      <text:p text:style-name="P23">market=&gt; select nb,oruuid,grp,provider,quality,qtt,receiver from vmvt order by id; </text:p>
      <text:p text:style-name="P23"><text:s/>nb | oruuid | grp <text:s/>| provider | quality | qtt <text:s/>| receiver </text:p>
      <text:p text:style-name="P23">----+--------+------+----------+---------+------+---------- </text:p>
      <text:p text:style-name="P23"><text:soft-page-break/><text:s text:c="2"/>2 | 1-2 <text:s text:c="3"/>| 1-1 <text:s/>| own2 <text:s text:c="4"/>| q2 <text:s text:c="5"/>| 1000 | own1 </text:p>
      <text:p text:style-name="P23"><text:s text:c="2"/>2 | 1-1 <text:s text:c="3"/>| 1-1 <text:s/>| own1 <text:s text:c="4"/>| q1 <text:s text:c="5"/>| 2000 | own2 </text:p>
      <text:p text:style-name="P23"><text:s text:c="2"/>2 | 1-4 <text:s text:c="3"/>| 1-3 <text:s/>| own2 <text:s text:c="4"/>| q2 <text:s text:c="5"/>| 1100 | own1 </text:p>
      <text:p text:style-name="P23"><text:s text:c="2"/>2 | 1-3 <text:s text:c="3"/>| 1-3 <text:s/>| own1 <text:s text:c="4"/>| q1 <text:s text:c="5"/>| 1100 | own2 </text:p>
      <text:p text:style-name="P23"><text:s text:c="2"/>2 | 1-7 <text:s text:c="3"/>| 1-5 <text:s/>| own3 <text:s text:c="4"/>| q2 <text:s text:c="5"/>| <text:s text:c="2"/>10 | own2 </text:p>
      <text:p text:style-name="P23"><text:s text:c="2"/>2 | 1-6 <text:s text:c="3"/>| 1-5 <text:s/>| own2 <text:s text:c="4"/>| q1 <text:s text:c="5"/>| <text:s text:c="2"/>10 | own3 </text:p>
      <text:p text:style-name="P23"><text:s text:c="2"/>2 | 1-7 <text:s text:c="3"/>| 1-7 <text:s/>| own3 <text:s text:c="4"/>| q2 <text:s text:c="5"/>| <text:s text:c="2"/>10 | own1 </text:p>
      <text:p text:style-name="P23"><text:s text:c="2"/>2 | 1-5 <text:s text:c="3"/>| 1-7 <text:s/>| own1 <text:s text:c="4"/>| q1 <text:s text:c="5"/>| <text:s text:c="3"/>5 | own3 </text:p>
      <text:p text:style-name="P23"><text:s text:c="2"/>3 | 1-11 <text:s text:c="2"/>| 1-9 <text:s/>| own4 <text:s text:c="4"/>| q1 <text:s text:c="5"/>| <text:s text:c="2"/>60 | own2 </text:p>
      <text:p text:style-name="P23"><text:s text:c="2"/>3 | 1-9 <text:s text:c="3"/>| 1-9 <text:s/>| own2 <text:s text:c="4"/>| q2 <text:s text:c="5"/>| <text:s text:c="2"/>20 | own3 </text:p>
      <text:p text:style-name="P23"><text:s text:c="2"/>3 | 1-10 <text:s text:c="2"/>| 1-9 <text:s/>| own3 <text:s text:c="4"/>| q3 <text:s text:c="5"/>| <text:s/>180 | own4 </text:p>
      <text:p text:style-name="P23"><text:s text:c="2"/>2 | 1-11 <text:s text:c="2"/>| 1-12 | own4 <text:s text:c="4"/>| q1 <text:s text:c="5"/>| <text:s text:c="2"/>40 | own1 </text:p>
      <text:p text:style-name="P23"><text:s text:c="2"/>2 | 1-8 <text:s text:c="3"/>| 1-12 | own1 <text:s text:c="4"/>| q3 <text:s text:c="5"/>| <text:s text:c="2"/>80 | own4 </text:p>
      <text:p text:style-name="P23">(13 rows) </text:p>
      <text:p text:style-name="P7">The view <text:span text:style-name="T13">vmvt</text:span> shows that all partners received more than expected compared to what they expected, and that the barter is fair: the ratio <text:span text:style-name="T13">qtt_provided/qtt_required</text:span> has been increased in the same proportion for partners of an exchange.</text:p>
      <text:h text:style-name="P38" text:outline-level="1"><text:bookmark-start text:name="__RefNumPara__1194_1299730079"/>The model<text:bookmark-end text:name="__RefNumPara__1194_1299730079"/></text:h>
      <text:p text:style-name="P14"><text:span text:style-name="Strong_20_Emphasis"><text:span text:style-name="T8">Let </text:span></text:span><text:span text:style-name="Strong_20_Emphasis">ω</text:span><text:span text:style-name="Strong_20_Emphasis"><text:span text:style-name="T8"> be the a ratio (</text:span></text:span>quantity provided/quantity required) <text:span text:style-name="Strong_20_Emphasis"><text:span text:style-name="T8">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8"><text:s/></text:span></text:span></text:p>
      <text:p text:style-name="P14"><text:span text:style-name="Strong_20_Emphasis"><text:span text:style-name="T8">For a cycle of orders, let be <text:s/></text:span></text:span><text:span text:style-name="variable_5f_math"><text:span text:style-name="T9">Ω</text:span></text:span><text:span text:style-name="Strong_20_Emphasis"><text:span text:style-name="T6"> </text:span></text:span><text:span text:style-name="Strong_20_Emphasis"><text:span text:style-name="T8">the product of their </text:span></text:span><text:span text:style-name="Strong_20_Emphasis">ω</text:span><text:span text:style-name="Strong_20_Emphasis"><text:span text:style-name="T8">. This product is non dimensional. </text:span></text:span></text:p>
      <text:p text:style-name="P14"><text:span text:style-name="Strong_20_Emphasis"><text:span text:style-name="T8">When </text:span></text:span><text:span text:style-name="variable_5f_math"><text:span text:style-name="T9">Ω</text:span></text:span><text:span text:style-name="Strong_20_Emphasis"><text:span text:style-name="T8"> equals to </text:span></text:span><text:span text:style-name="variable_5f_math"><text:span text:style-name="T9">1</text:span></text:span><text:span text:style-name="Strong_20_Emphasis"><text:span text:style-name="T8">, an agreement can be formed where each partner provides some value to an other. </text:span></text:span></text:p>
      <text:p text:style-name="P14"><text:span text:style-name="Strong_20_Emphasis"><text:span text:style-name="T8">When </text:span></text:span><text:span text:style-name="variable_5f_math"><text:span text:style-name="T9">Ω</text:span></text:span><text:span text:style-name="variable_5f_math"><text:span text:style-name="T10">≠</text:span></text:span><text:span text:style-name="variable_5f_math"><text:span text:style-name="T9">1</text:span></text:span><text:span text:style-name="Strong_20_Emphasis"><text:span text:style-name="T8">, </text:span></text:span><text:span text:style-name="variable_5f_math"><text:span text:style-name="T3">ω</text:span></text:span><text:span text:style-name="Strong_20_Emphasis"><text:span text:style-name="T8"> are divided by the geometric mean of </text:span></text:span><text:span text:style-name="variable_5f_math"><text:span text:style-name="T3">ω</text:span></text:span><text:span text:style-name="variable_5f_math"><text:span text:style-name="T9"> </text:span></text:span><text:span text:style-name="Strong_20_Emphasis"><text:span text:style-name="T8">of the cycle. This division converts </text:span></text:span><text:span text:style-name="variable_5f_math"><text:span text:style-name="T3">ω</text:span></text:span><text:span text:style-name="Strong_20_Emphasis"><text:span text:style-name="T8"> to </text:span></text:span><text:span text:style-name="variable_5f_math"><text:span text:style-name="T3">ω' </text:span></text:span><text:span text:style-name="Strong_20_Emphasis"><text:span text:style-name="T8">in such a way that the product of </text:span></text:span><text:span text:style-name="variable_5f_math"><text:span text:style-name="T3">ω'</text:span></text:span><text:span text:style-name="Strong_20_Emphasis"><text:span text:style-name="T8"> equals to </text:span></text:span><text:span text:style-name="variable_5f_math"><text:span text:style-name="T9">1</text:span></text:span><text:span text:style-name="Strong_20_Emphasis"><text:span text:style-name="T8"> . This adjustment is a bartering. It is fair when all partners are distinct. When it is not the case</text:span></text:span><text:span text:style-name="Strong_20_Emphasis"><text:span text:style-name="T2">, the fairness is maintained by sharing</text:span></text:span><text:span text:style-name="Strong_20_Emphasis"><text:span text:style-name="T6"> it first between partners, then for each partner between it's orders. </text:span></text:span></text:p>
      <text:p text:style-name="P14"><text:span text:style-name="T9">To satisfy the minimum quantity required by the order, we must have </text:span><text:span text:style-name="Strong_20_Emphasis"><text:span text:style-name="T8"><text:s/></text:span></text:span><text:span text:style-name="variable_5f_math"><text:span text:style-name="T3">ω</text:span></text:span><text:span text:style-name="Strong_20_Emphasis"><text:span text:style-name="T2">&gt;</text:span></text:span><text:span text:style-name="variable_5f_math"><text:span text:style-name="T9">ω'</text:span></text:span><text:span text:style-name="T3">, that is</text:span><text:span text:style-name="T8"> <text:s/></text:span><text:span text:style-name="variable_5f_math"><text:span text:style-name="T9">Ω</text:span></text:span><text:span text:style-name="variable_5f_math"><text:span text:style-name="T10">&gt;</text:span></text:span><text:span text:style-name="variable_5f_math"><text:span text:style-name="T9">1</text:span></text:span><text:span text:style-name="T9">. Otherwise, the cycle is ignored.</text:span></text:p>
      <text:p text:style-name="P14"><text:span text:style-name="T9">When an order forms several cycles, a competition is performed between them by choosing the one having the maximum </text:span><text:span text:style-name="variable_5f_math"><text:span text:style-name="T9">Ω</text:span></text:span><text:span text:style-name="Strong_20_Emphasis"><text:span text:style-name="T8">. This rule applied to cycles formed by two orders is equivalent to the best price rule of a regular market.</text:span></text:span></text:p>
      <text:p text:style-name="P14"><text:span text:style-name="Strong_20_Emphasis"><text:span text:style-name="T8">Computations produce numbers that need to be rounded to be stored and later presented as integers. These roundings are performed by minimizing a distance defined on the cycle in order to reduce the consequence of round-off errors on the fairness of the agreement. </text:span></text:span></text:p>
      <text:p text:style-name="P12"/>
      <text:p text:style-name="P4"/>
      <text:h text:style-name="P38" text:outline-level="1">Implementation</text:h>
      <text:p text:style-name="P3">The market is seen as a directed graph where orders define nodes, and relations between orders define arrows. This graph is used to transform orders into exchanges when cycles appear on this graph. This can occur each time an order is added. A competition also occurs between possible cycles when more than one cycle is found. Quantities exchanged reduce quantities available of orders, and produce movements between owners. </text:p>
      <text:list xml:id="list299738298" text:style-name="L3">
        <text:list-header>
          <text:p text:style-name="P36">Stored procedures act on a model representing qualities, owners, orders and movements. </text:p>
        </text:list-header>
      </text:list>
      <text:h text:style-name="Heading_20_2" text:outline-level="2">Database model</text:h>
      <text:p text:style-name="Text_20_body">The database model is described by src/sql/model.sql. It consists in related tables and stored procedures. A type <text:span text:style-name="Citation">yflow</text:span> representing a draft agreement and a type <text:span text:style-name="T13">yorder</text:span> representing an order are used to perform fast calculations in C language. They are defined by the file src/flow-1.0.sql.</text:p>
      <text:p text:style-name="Text_20_body">Users that interact with the database have roles that can be <text:span text:style-name="T13">client</text:span> or <text:span text:style-name="T13">admin</text:span>. </text:p>
      <text:p text:style-name="Text_20_body">Except on special circumstances, objects represented by rows are inserted or moved from a table to an other, but never deleted. Instead, they are moved in a table with the same name suffixed by <text:span text:style-name="T13">removed</text:span>. This way, periodic archiving of the database also contains all objects. </text:p>
      <text:p text:style-name="Text_20_body"><draw:frame draw:style-name="fr1" draw:name="Cadre3" text:anchor-type="paragraph" svg:x="-0.139cm" svg:y="0.529cm" svg:width="17.094cm" draw:z-index="11"><draw:text-box fo:min-height="11.515cm"><text:p text:style-name="P9"><draw:g text:anchor-type="paragraph" draw:z-index="12" draw:style-name="gr9"><draw:custom-shape draw:style-name="gr10" draw:text-style-name="P42" svg:width="2.698cm" svg:height="4.01cm" svg:x="13.197cm" svg:y="2.591cm"><text:p/><draw:enhanced-geometry svg:viewBox="0 0 21600 21600" draw:type="rectangle" draw:enhanced-path="M 0 0 L 21600 0 21600 21600 0 21600 0 0 Z N"/></draw:custom-shape><draw:custom-shape draw:style-name="gr10" draw:text-style-name="P42" svg:width="2.622cm" svg:height="4.008cm" svg:x="9.163cm" svg:y="0.803cm"><text:p/><draw:enhanced-geometry svg:viewBox="0 0 21600 21600" draw:type="rectangle" draw:enhanced-path="M 0 0 L 21600 0 21600 21600 0 21600 0 0 Z N"/></draw:custom-shape><draw:custom-shape draw:style-name="gr10" draw:text-style-name="P42" svg:width="2.696cm" svg:height="1.782cm" svg:x="0.957cm" svg:y="4.724cm"><text:p/><draw:enhanced-geometry svg:viewBox="0 0 21600 21600" draw:type="rectangle" draw:enhanced-path="M 0 0 L 21600 0 21600 21600 0 21600 0 0 Z N"/></draw:custom-shape><draw:custom-shape draw:style-name="gr10" draw:text-style-name="P42" svg:width="2.696cm" svg:height="4.008cm" svg:x="5.184cm" svg:y="7.197cm"><text:p/><draw:enhanced-geometry svg:viewBox="0 0 21600 21600" draw:type="rectangle" draw:enhanced-path="M 0 0 L 21600 0 21600 21600 0 21600 0 0 Z N"/></draw:custom-shape><draw:custom-shape draw:style-name="gr10" draw:text-style-name="P42" svg:width="2.696cm" svg:height="4.01cm" svg:x="5.184cm" svg:y="1.993cm"><text:p/><draw:enhanced-geometry svg:viewBox="0 0 21600 21600" draw:type="rectangle" draw:enhanced-path="M 0 0 L 21600 0 21600 21600 0 21600 0 0 Z N"/></draw:custom-shape><draw:frame draw:style-name="gr11" draw:text-style-name="P44" svg:width="1.611cm" svg:height="0.74cm" svg:x="5.693cm" svg:y="1.376cm"><draw:text-box><text:p text:style-name="P43"><text:span text:style-name="T18">torder</text:span></text:p></draw:text-box></draw:frame><draw:frame draw:style-name="gr12" draw:text-style-name="P44" xml:id="id1" draw:id="id1" svg:width="1.281cm" svg:height="0.74cm" svg:x="5.261cm" svg:y="2.567cm"><draw:text-box><text:p text:style-name="P43"><text:span text:style-name="T18">own</text:span></text:p></draw:text-box></draw:frame><draw:frame draw:style-name="gr13" draw:text-style-name="P44" svg:width="1.777cm" svg:height="0.74cm" svg:x="1.266cm" svg:y="4.105cm"><draw:text-box><text:p text:style-name="P43"><text:span text:style-name="T18">towner</text:span></text:p></draw:text-box></draw:frame><draw:frame draw:style-name="gr14" draw:text-style-name="P44" xml:id="id2" draw:id="id2" svg:width="0.835cm" svg:height="0.74cm" svg:x="1.097cm" svg:y="4.895cm"><draw:text-box><text:p text:style-name="P43"><text:span text:style-name="T18">id</text:span></text:p></draw:text-box></draw:frame><draw:connector draw:style-name="gr15" draw:text-style-name="P45" draw:type="curve" svg:x1="5.262cm" svg:y1="2.935cm" svg:x2="1.931cm" svg:y2="5.263cm" draw:start-shape="id1" draw:start-glue-point="3" draw:end-shape="id2" draw:end-glue-point="1" svg:d="m5262 2935c-2498 0-833 2328-3331 2328"><text:p/></draw:connector><draw:frame draw:style-name="gr16" draw:text-style-name="P44" svg:width="1.848cm" svg:height="0.74cm" svg:x="9.712cm" svg:y="0.205cm"><draw:text-box><text:p text:style-name="P43"><text:span text:style-name="T18">tquality</text:span></text:p></draw:text-box></draw:frame><draw:frame draw:style-name="gr14" draw:text-style-name="P44" xml:id="id4" draw:id="id4" svg:width="0.835cm" svg:height="0.74cm" svg:x="9.308cm" svg:y="1.058cm"><draw:text-box><text:p text:style-name="P43"><text:span text:style-name="T18">id</text:span></text:p></draw:text-box></draw:frame><draw:frame draw:style-name="gr17" draw:text-style-name="P44" xml:id="id3" draw:id="id3" svg:width="0.976cm" svg:height="0.74cm" svg:x="5.328cm" svg:y="3.187cm"><draw:text-box><text:p text:style-name="P43"><text:span text:style-name="T18">np</text:span></text:p></draw:text-box></draw:frame><draw:frame draw:style-name="gr18" draw:text-style-name="P44" xml:id="id5" draw:id="id5" svg:width="0.883cm" svg:height="0.74cm" svg:x="5.312cm" svg:y="4.276cm"><draw:text-box><text:p text:style-name="P43"><text:span text:style-name="T18">nr</text:span></text:p></draw:text-box></draw:frame><draw:connector draw:style-name="gr15" draw:text-style-name="P45" draw:type="curve" svg:x1="6.304cm" svg:y1="3.556cm" svg:x2="9.308cm" svg:y2="1.427cm" draw:start-shape="id3" draw:start-glue-point="1" draw:end-shape="id4" draw:end-glue-point="3" svg:d="m6304 3556c2254 0 753-2129 3004-2129"><text:p/></draw:connector><draw:connector draw:style-name="gr15" draw:text-style-name="P45" draw:type="curve" svg:x1="6.194cm" svg:y1="4.644cm" svg:x2="9.307cm" svg:y2="1.427cm" draw:start-shape="id5" draw:start-glue-point="1" draw:end-shape="id4" draw:end-glue-point="3" svg:d="m6194 4644c2335 0 779-3217 3113-3217"><text:p/></draw:connector><draw:frame draw:style-name="gr19" draw:text-style-name="P44" svg:width="1.304cm" svg:height="0.74cm" svg:x="5.912cm" svg:y="6.601cm"><draw:text-box><text:p text:style-name="P43"><text:span text:style-name="T18">tmvt</text:span></text:p></draw:text-box></draw:frame><draw:frame draw:style-name="gr20" draw:text-style-name="P44" xml:id="id8" draw:id="id8" svg:width="1.094cm" svg:height="0.74cm" svg:x="5.207cm" svg:y="8.567cm"><draw:text-box><text:p text:style-name="P43"><text:span text:style-name="T18">nat</text:span></text:p></draw:text-box></draw:frame><draw:frame draw:style-name="gr21" draw:text-style-name="P44" xml:id="id6" draw:id="id6" svg:width="2.082cm" svg:height="0.74cm" svg:x="5.207cm" svg:y="9.467cm"><draw:text-box><text:p text:style-name="P43"><text:span text:style-name="T18">own_src</text:span></text:p></draw:text-box></draw:frame><draw:frame draw:style-name="gr22" draw:text-style-name="P44" xml:id="id7" draw:id="id7" svg:width="2.082cm" svg:height="0.74cm" svg:x="5.207cm" svg:y="9.968cm"><draw:text-box><text:p text:style-name="P43"><text:span text:style-name="T18">own_dst</text:span></text:p></draw:text-box></draw:frame><draw:connector draw:style-name="gr15" draw:text-style-name="P45" draw:type="curve" svg:x1="5.207cm" svg:y1="9.836cm" svg:x2="1.931cm" svg:y2="5.264cm" draw:start-shape="id6" draw:start-glue-point="3" draw:end-shape="id2" draw:end-glue-point="1" svg:d="m5207 9836c-2455 0-818-4572-3276-4572"><text:p/></draw:connector><draw:connector draw:style-name="gr15" draw:text-style-name="P45" draw:type="curve" svg:x1="5.207cm" svg:y1="10.337cm" svg:x2="1.931cm" svg:y2="5.264cm" draw:start-shape="id7" draw:start-glue-point="3" draw:end-shape="id2" draw:end-glue-point="1" svg:d="m5207 10337c-2455 0-818-5073-3276-5073"><text:p/></draw:connector><draw:connector draw:style-name="gr15" draw:text-style-name="P45" draw:type="curve" svg:x1="6.3cm" svg:y1="8.936cm" svg:x2="9.307cm" svg:y2="1.427cm" draw:start-shape="id8" draw:start-glue-point="1" draw:end-shape="id4" draw:end-glue-point="3" svg:d="m6300 8936c2256 0 753-7509 3007-7509"><text:p/></draw:connector><draw:frame draw:style-name="gr23" draw:text-style-name="P44" svg:width="2.035cm" svg:height="0.74cm" svg:x="5.328cm" svg:y="3.68cm"><draw:text-box><text:p text:style-name="P43"><text:span text:style-name="T18">qtt_prov</text:span></text:p></draw:text-box></draw:frame><draw:frame draw:style-name="gr24" draw:text-style-name="P44" svg:width="2.059cm" svg:height="0.74cm" svg:x="5.328cm" svg:y="4.787cm"><draw:text-box><text:p text:style-name="P43"><text:span text:style-name="T18">qtt_requ</text:span></text:p></draw:text-box></draw:frame><draw:frame draw:style-name="gr25" draw:text-style-name="P44" svg:width="1.019cm" svg:height="0.74cm" svg:x="5.191cm" svg:y="9.042cm"><draw:text-box><text:p text:style-name="P43"><text:span text:style-name="T18">qtt</text:span></text:p></draw:text-box></draw:frame><draw:frame draw:style-name="gr26" draw:text-style-name="P44" svg:width="1.752cm" svg:height="0.74cm" svg:x="5.353cm" svg:y="2.08cm"><draw:text-box><text:p text:style-name="P43"><text:span text:style-name="T18">id,uuid</text:span></text:p></draw:text-box></draw:frame><draw:frame draw:style-name="gr27" draw:text-style-name="P44" svg:width="1.447cm" svg:height="0.74cm" svg:x="13.684cm" svg:y="2.006cm"><draw:text-box><text:p text:style-name="P43"><text:span text:style-name="T18">tuser</text:span></text:p></draw:text-box></draw:frame><draw:frame draw:style-name="gr14" draw:text-style-name="P44" xml:id="id10" draw:id="id10" svg:width="0.835cm" svg:height="0.74cm" svg:x="13.345cm" svg:y="2.741cm"><draw:text-box><text:p text:style-name="P43"><text:span text:style-name="T18">id</text:span></text:p></draw:text-box></draw:frame><draw:frame draw:style-name="gr28" draw:text-style-name="P44" xml:id="id9" draw:id="id9" svg:width="1.678cm" svg:height="0.74cm" svg:x="9.308cm" svg:y="1.72cm"><draw:text-box><text:p text:style-name="P43"><text:span text:style-name="T18">idd</text:span></text:p></draw:text-box></draw:frame><draw:connector draw:style-name="gr15" draw:text-style-name="P46" draw:type="curve" svg:x1="10.985cm" svg:y1="2.089cm" svg:x2="13.345cm" svg:y2="3.111cm" draw:start-shape="id9" draw:start-glue-point="1" draw:end-shape="id10" draw:end-glue-point="3" svg:d="m10985 2089c1769 0 590 1022 2360 1022"><text:p/></draw:connector><draw:frame draw:style-name="gr29" draw:text-style-name="P47" xml:id="id11" draw:id="id11" svg:width="2.477cm" svg:height="0.74cm" svg:x="9.308cm" svg:y="2.337cm"><draw:text-box><text:p text:style-name="P43"><text:span text:style-name="T19">depository</text:span></text:p></draw:text-box></draw:frame><draw:frame draw:style-name="gr30" draw:text-style-name="P47" xml:id="id12" draw:id="id12" svg:width="2.142cm" svg:height="0.74cm" svg:x="13.343cm" svg:y="3.105cm"><draw:text-box><text:p text:style-name="P43"><text:span text:style-name="T19">name</text:span></text:p></draw:text-box></draw:frame><draw:connector draw:style-name="gr15" draw:text-style-name="P42" draw:type="curve" svg:x1="11.784cm" svg:y1="2.706cm" svg:x2="13.343cm" svg:y2="3.473cm" draw:start-shape="id11" draw:start-glue-point="1" draw:end-shape="id12" draw:end-glue-point="3" svg:d="m11784 2706c1169 0 389 767 1559 767"><text:p/></draw:connector><draw:frame draw:style-name="gr31" draw:text-style-name="P47" svg:width="2.229cm" svg:height="0.74cm" svg:x="1.056cm" svg:y="5.555cm"><draw:text-box><text:p text:style-name="P43"><text:span text:style-name="T19">name</text:span></text:p></draw:text-box></draw:frame><draw:frame draw:style-name="gr30" draw:text-style-name="P47" svg:width="2.096cm" svg:height="0.74cm" svg:x="9.389cm" svg:y="2.858cm"><draw:text-box><text:p text:style-name="P43"><text:span text:style-name="T19">name</text:span></text:p></draw:text-box></draw:frame><draw:custom-shape draw:style-name="gr10" draw:text-style-name="P42" svg:width="2.696cm" svg:height="1.306cm" svg:x="0.885cm" svg:y="0.799cm"><text:p/><draw:enhanced-geometry svg:viewBox="0 0 21600 21600" draw:mirror-horizontal="false" draw:mirror-vertical="false" draw:type="rectangle" draw:enhanced-path="M 0 0 L 21600 0 21600 21600 0 21600 0 0 Z N"/></draw:custom-shape><draw:frame draw:style-name="gr32" draw:text-style-name="P44" svg:width="1.634cm" svg:height="0.74cm" svg:x="1.247cm" svg:y="0.18cm"><draw:text-box><text:p text:style-name="P43"><text:span text:style-name="T18">tconst</text:span></text:p></draw:text-box></draw:frame><draw:custom-shape draw:style-name="gr10" draw:text-style-name="P42" svg:width="2.696cm" svg:height="0.683cm" svg:x="13.142cm" svg:y="7.599cm"><text:p/><draw:enhanced-geometry svg:viewBox="0 0 21600 21600" draw:mirror-horizontal="false" draw:mirror-vertical="false" draw:type="rectangle" draw:enhanced-path="M 0 0 L 21600 0 21600 21600 0 21600 0 0 Z N"/></draw:custom-shape><draw:frame draw:style-name="gr33" draw:text-style-name="P44" svg:width="3.259cm" svg:height="0.74cm" svg:x="12.984cm" svg:y="7.004cm"><draw:text-box><text:p text:style-name="P43"><text:span text:style-name="T18">torderremoved</text:span></text:p></draw:text-box></draw:frame><draw:custom-shape draw:style-name="gr10" draw:text-style-name="P42" svg:width="2.752cm" svg:height="0.683cm" svg:x="13.132cm" svg:y="9.051cm"><text:p/><draw:enhanced-geometry svg:viewBox="0 0 21600 21600" draw:mirror-horizontal="false" draw:mirror-vertical="false" draw:type="rectangle" draw:enhanced-path="M 0 0 L 21600 0 21600 21600 0 21600 0 0 Z N"/></draw:custom-shape><draw:frame draw:style-name="gr34" draw:text-style-name="P44" svg:width="2.952cm" svg:height="0.74cm" svg:x="12.984cm" svg:y="8.405cm"><draw:text-box><text:p text:style-name="P43"><text:span text:style-name="T18">tmvtremoved</text:span></text:p></draw:text-box></draw:frame><draw:custom-shape draw:style-name="gr10" draw:text-style-name="P42" svg:width="2.696cm" svg:height="1.207cm" svg:x="13.125cm" svg:y="0.799cm"><text:p/><draw:enhanced-geometry svg:viewBox="0 0 21600 21600" draw:mirror-horizontal="false" draw:mirror-vertical="false" draw:type="rectangle" draw:enhanced-path="M 0 0 L 21600 0 21600 21600 0 21600 0 0 Z N"/></draw:custom-shape><draw:frame draw:style-name="gr35" draw:text-style-name="P44" svg:width="1.916cm" svg:height="0.74cm" svg:x="13.677cm" svg:y="0.18cm"><draw:text-box><text:p text:style-name="P43"><text:span text:style-name="T18">tmarket</text:span></text:p></draw:text-box></draw:frame><draw:custom-shape draw:style-name="gr10" draw:text-style-name="P42" svg:width="2.698cm" svg:height="5.083cm" svg:x="9.184cm" svg:y="6.123cm"><text:p/><draw:enhanced-geometry svg:viewBox="0 0 21600 21600" draw:mirror-horizontal="false" draw:mirror-vertical="false" draw:type="rectangle" draw:enhanced-path="M 0 0 L 21600 0 21600 21600 0 21600 0 0 Z N"/></draw:custom-shape><draw:frame draw:style-name="gr36" draw:text-style-name="P44" svg:width="1.682cm" svg:height="0.895cm" svg:x="9.694cm" svg:y="5.505cm"><draw:text-box><text:p text:style-name="P43"><text:span text:style-name="T18">tquote</text:span></text:p></draw:text-box></draw:frame><draw:frame draw:style-name="gr37" draw:text-style-name="P44" svg:width="1.281cm" svg:height="0.895cm" svg:x="9.329cm" svg:y="6.549cm"><draw:text-box><text:p text:style-name="P43"><text:span text:style-name="T18">own</text:span></text:p></draw:text-box></draw:frame><draw:frame draw:style-name="gr38" draw:text-style-name="P44" svg:width="0.976cm" svg:height="0.895cm" svg:x="9.329cm" svg:y="7.317cm"><draw:text-box><text:p text:style-name="P43"><text:span text:style-name="T18">np</text:span></text:p></draw:text-box></draw:frame><draw:frame draw:style-name="gr39" draw:text-style-name="P44" svg:width="0.883cm" svg:height="0.895cm" svg:x="9.313cm" svg:y="8.405cm"><draw:text-box><text:p text:style-name="P43"><text:span text:style-name="T18">nr</text:span></text:p></draw:text-box></draw:frame><draw:frame draw:style-name="gr40" draw:text-style-name="P44" svg:width="1.8cm" svg:height="0.895cm" svg:x="9.329cm" svg:y="7.809cm"><draw:text-box><text:p text:style-name="P43"><text:span text:style-name="T18">qttprov</text:span></text:p></draw:text-box></draw:frame><draw:frame draw:style-name="gr41" draw:text-style-name="P44" svg:width="2.059cm" svg:height="0.895cm" svg:x="9.329cm" svg:y="8.917cm"><draw:text-box><text:p text:style-name="P43"><text:span text:style-name="T18">qtt_requ</text:span></text:p></draw:text-box></draw:frame><draw:frame draw:style-name="gr42" draw:text-style-name="P44" svg:width="0.835cm" svg:height="0.895cm" svg:x="9.329cm" svg:y="6.101cm"><draw:text-box><text:p text:style-name="P43"><text:span text:style-name="T18">id</text:span></text:p></draw:text-box></draw:frame><draw:frame draw:style-name="gr43" draw:text-style-name="P44" svg:width="1.541cm" svg:height="0.74cm" svg:x="9.285cm" svg:y="9.479cm"><draw:text-box><text:p text:style-name="P43"><text:span text:style-name="T18">qtt_in</text:span></text:p></draw:text-box></draw:frame><draw:frame draw:style-name="gr43" draw:text-style-name="P44" svg:width="1.8cm" svg:height="0.74cm" svg:x="9.285cm" svg:y="10.005cm"><draw:text-box><text:p text:style-name="P43"><text:span text:style-name="T18">qtt_out</text:span></text:p></draw:text-box></draw:frame><draw:frame draw:style-name="gr43" draw:text-style-name="P44" svg:width="1.47cm" svg:height="0.74cm" svg:x="9.285cm" svg:y="10.58cm"><draw:text-box><text:p text:style-name="P43"><text:span text:style-name="T18">flows</text:span></text:p></draw:text-box></draw:frame><draw:custom-shape draw:style-name="gr10" draw:text-style-name="P42" svg:width="2.698cm" svg:height="0.682cm" svg:x="13.181cm" svg:y="10.523cm"><text:p/><draw:enhanced-geometry svg:viewBox="0 0 21600 21600" draw:mirror-horizontal="false" draw:mirror-vertical="false" draw:type="rectangle" draw:enhanced-path="M 0 0 L 21600 0 21600 21600 0 21600 0 0 Z N"/></draw:custom-shape><draw:frame draw:style-name="gr34" draw:text-style-name="P44" svg:width="3.329cm" svg:height="0.74cm" svg:x="13.031cm" svg:y="9.878cm"><draw:text-box><text:p text:style-name="P43"><text:span text:style-name="T18">tquoteremoved</text:span></text:p></draw:text-box></draw:frame><draw:frame draw:style-name="gr44" draw:text-style-name="P47" svg:width="2.35cm" svg:height="1.714cm" svg:x="5.207cm" svg:y="7.167cm"><draw:text-box><text:p text:style-name="P43"><text:span text:style-name="T19">id,uuid,nb</text:span></text:p><text:p text:style-name="P43"><text:span text:style-name="T19">oruuid</text:span></text:p><text:p text:style-name="P43"><text:span text:style-name="T19">grp</text:span></text:p></draw:text-box></draw:frame><draw:frame draw:style-name="gr24" draw:text-style-name="P44" svg:width="1.068cm" svg:height="0.74cm" svg:x="5.318cm" svg:y="5.205cm"><draw:text-box><text:p text:style-name="P43"><text:span text:style-name="T18">qtt</text:span></text:p></draw:text-box></draw:frame><draw:frame draw:style-name="gr43" draw:text-style-name="P47" svg:width="1.729cm" svg:height="1.714cm" svg:x="13.283cm" svg:y="3.531cm"><draw:text-box><text:p text:style-name="P43"><text:span text:style-name="T19">spent</text:span></text:p><text:p text:style-name="P43"><text:span text:style-name="T19">quota</text:span></text:p><text:p text:style-name="P43"><text:span text:style-name="T19">last_in</text:span></text:p></draw:text-box></draw:frame><draw:frame draw:style-name="gr24" draw:text-style-name="P44" svg:width="1.068cm" svg:height="0.74cm" svg:x="9.316cm" svg:y="3.306cm"><draw:text-box><text:p text:style-name="P43"><text:span text:style-name="T18">qtt</text:span></text:p></draw:text-box></draw:frame><draw:frame draw:style-name="gr45" draw:text-style-name="P47" svg:width="1.565cm" svg:height="1.301cm" svg:x="1.185cm" svg:y="0.706cm"><draw:text-box><text:p text:style-name="P43"><text:span text:style-name="T19">name</text:span></text:p><text:p text:style-name="P43"><text:span text:style-name="T19">value</text:span></text:p></draw:text-box></draw:frame><draw:frame draw:style-name="gr45" draw:text-style-name="P47" svg:width="1.918cm" svg:height="1.301cm" svg:x="13.492cm" svg:y="0.769cm"><draw:text-box><text:p text:style-name="P43"><text:span text:style-name="T19">id</text:span></text:p><text:p text:style-name="P43"><text:span text:style-name="T19">created</text:span></text:p></draw:text-box></draw:frame></draw:g></text:p></draw:text-box></draw:frame></text:p>
      <text:p text:style-name="Text_20_body"><text:soft-page-break/></text:p>
      <text:h text:style-name="Heading_20_3" text:outline-level="3">Order book</text:h>
      <text:p text:style-name="Text_20_body">A table torder represents the order book. When an order is inserted in this table and a cycle is found with <text:s/><text:span text:style-name="variable_5f_math"><text:span text:style-name="T9">Ω</text:span></text:span><text:span text:style-name="variable_5f_math"><text:span text:style-name="T4">≥</text:span></text:span><text:span text:style-name="variable_5f_math"><text:span text:style-name="T9">1</text:span></text:span> movements are created in a table tmvt, decreasing the quantities available in the order book. </text:p>
      <text:p text:style-name="P3">When an order is empty (the provided quantity is 0) it is moved out from the book <text:s/>to an other table torderremoved. This keeps the order book as small as possible for performance. The garbage collector (§<text:bookmark-ref text:reference-format="chapter" text:ref-name="__RefNumPara__1916_196963446">8.1.5</text:bookmark-ref>) also removes orders in special circumstances. </text:p>
      <text:h text:style-name="Heading_20_3" text:outline-level="3">Market opening and closing</text:h>
      <text:p text:style-name="P3">The life cycle of the market is represented as follows:</text:p>
      <text:p text:style-name="P3"><draw:frame draw:style-name="fr1" draw:name="Cadre2" text:anchor-type="paragraph" svg:x="-0.139cm" svg:y="0.529cm" svg:width="17.094cm" draw:z-index="0"><draw:text-box fo:min-height="11.515cm"><text:p text:style-name="P9"><draw:g text:anchor-type="paragraph" draw:z-index="1" draw:style-name="gr1"><draw:custom-shape draw:style-name="gr2" svg:width="3.176cm" svg:height="1.138cm" svg:x="1.35cm" svg:y="3.258cm"><text:p text:style-name="P41">STARTING</text:p><draw:enhanced-geometry svg:viewBox="0 0 21600 21600" draw:glue-points="10800 0 0 10800 10800 21600 21600 10800" draw:type="flowchart-process" draw:enhanced-path="M 0 0 L 21600 0 21600 21600 0 21600 0 0 Z N"/></draw:custom-shape><draw:custom-shape draw:style-name="gr2" svg:width="3.176cm" svg:height="1.138cm" svg:x="1.376cm" svg:y="5.216cm"><text:p text:style-name="P41">OPENED</text:p><draw:enhanced-geometry svg:viewBox="0 0 21600 21600" draw:glue-points="10800 0 0 10800 10800 21600 21600 10800" draw:type="flowchart-process" draw:enhanced-path="M 0 0 L 21600 0 21600 21600 0 21600 0 0 Z N"/></draw:custom-shape><draw:line draw:style-name="gr3" draw:text-style-name="P41" svg:x1="2.965cm" svg:y1="4.396cm" svg:x2="2.965cm" svg:y2="5.216cm"><text:p/></draw:line><draw:custom-shape draw:style-name="gr2" svg:width="3.176cm" svg:height="1.138cm" svg:x="1.376cm" svg:y="7.174cm"><text:p text:style-name="P41">STOPPING</text:p><draw:enhanced-geometry svg:viewBox="0 0 21600 21600" draw:glue-points="10800 0 0 10800 10800 21600 21600 10800" draw:type="flowchart-process" draw:enhanced-path="M 0 0 L 21600 0 21600 21600 0 21600 0 0 Z N"/></draw:custom-shape><draw:line draw:style-name="gr3" draw:text-style-name="P41" svg:x1="2.965cm" svg:y1="6.354cm" svg:x2="2.965cm" svg:y2="7.174cm"><text:p/></draw:line><draw:custom-shape draw:style-name="gr2" svg:width="3.176cm" svg:height="1.138cm" svg:x="1.376cm" svg:y="9.132cm"><text:p text:style-name="P41">CLOSED</text:p><draw:enhanced-geometry svg:viewBox="0 0 21600 21600" draw:glue-points="10800 0 0 10800 10800 21600 21600 10800" draw:type="flowchart-process" draw:enhanced-path="M 0 0 L 21600 0 21600 21600 0 21600 0 0 Z N"/></draw:custom-shape><draw:line draw:style-name="gr3" draw:text-style-name="P41" svg:x1="2.99cm" svg:y1="2.438cm" svg:x2="2.99cm" svg:y2="3.258cm"><text:p/></draw:line><draw:line draw:style-name="gr3" draw:text-style-name="P41" svg:x1="2.99cm" svg:y1="8.315cm" svg:x2="2.99cm" svg:y2="9.135cm"><text:p/></draw:line><draw:line draw:style-name="gr4" draw:text-style-name="P41" svg:x1="2.99cm" svg:y1="10.271cm" svg:x2="2.99cm" svg:y2="10.8cm"><text:p/></draw:line><draw:line draw:style-name="gr4" draw:text-style-name="P41" svg:x1="2.99cm" svg:y1="10.799cm" svg:x2="0.741cm" svg:y2="10.799cm"><text:p/></draw:line><draw:line draw:style-name="gr4" draw:text-style-name="P41" svg:x1="0.741cm" svg:y1="10.799cm" svg:x2="0.741cm" svg:y2="2.438cm"><text:p/></draw:line><draw:line draw:style-name="gr4" draw:text-style-name="P41" svg:x1="0.741cm" svg:y1="2.438cm" svg:x2="2.99cm" svg:y2="2.438cm"><text:p/></draw:line></draw:g><draw:frame text:anchor-type="paragraph" draw:z-index="2" draw:style-name="gr5" draw:text-style-name="P41" svg:width="6.906cm" svg:height="0.976cm" svg:x="1.799cm" svg:y="10.269cm"><draw:text-box><text:p text:style-name="P41">Market session : n-&gt;n+1</text:p><text:p text:style-name="P41">Table renumbering</text:p></draw:text-box></draw:frame><draw:frame text:anchor-type="paragraph" draw:z-index="3" draw:style-name="gr6" svg:width="3.784cm" svg:height="1.244cm" svg:x="7.435cm" svg:y="5.057cm"><draw:text-box><text:p>Client access with </text:p><text:p>client_opened_role</text:p></draw:text-box></draw:frame><draw:frame text:anchor-type="paragraph" draw:z-index="4" draw:style-name="gr6" svg:width="3.784cm" svg:height="1.244cm" svg:x="7.355cm" svg:y="6.962cm"><draw:text-box><text:p>Client access with</text:p><text:p>client_stopping_role</text:p></draw:text-box></draw:frame><draw:frame text:anchor-type="paragraph" draw:z-index="5" draw:style-name="gr7" svg:width="3.44cm" svg:height="1.463cm" svg:x="12.012cm" svg:y="9.155cm"><draw:text-box><text:p>Database DUMP</text:p><text:p>Closing balance sheet settlement.</text:p></draw:text-box></draw:frame><draw:frame text:anchor-type="paragraph" draw:z-index="6" draw:style-name="gr7" svg:width="4.657cm" svg:height="0.772cm" svg:x="11.774cm" svg:y="3.44cm"><draw:text-box><text:p>Database VACUUM </text:p></draw:text-box></draw:frame><draw:frame text:anchor-type="paragraph" draw:z-index="7" draw:style-name="gr7" svg:width="3.44cm" svg:height="0.772cm" svg:x="11.8cm" svg:y="0.688cm"><draw:text-box><text:p text:style-name="P41">ADMIN TASKS</text:p></draw:text-box></draw:frame><draw:frame text:anchor-type="paragraph" draw:z-index="8" draw:style-name="gr7" svg:width="3.44cm" svg:height="0.772cm" svg:x="6.72cm" svg:y="0.635cm"><draw:text-box><text:p text:style-name="P41">SERVICE</text:p></draw:text-box></draw:frame><draw:frame text:anchor-type="paragraph" draw:z-index="9" draw:style-name="gr7" svg:width="3.44cm" svg:height="0.772cm" svg:x="1.164cm" svg:y="0.714cm"><draw:text-box><text:p text:style-name="P41">MARKET PHASE</text:p></draw:text-box></draw:frame><draw:line text:anchor-type="paragraph" draw:z-index="10" draw:style-name="gr8" draw:text-style-name="P41" svg:x1="0.688cm" svg:y1="1.538cm" svg:x2="15.663cm" svg:y2="1.538cm"><text:p/></draw:line></text:p></draw:text-box></draw:frame>The market session is defined as an integer incremented at each transition CLOSED-&gt;STARTING.</text:p>
      <text:p text:style-name="P3">A client can use the market during the OPENED phase. At the transition CLOSED-&gt;STARTING tables tquality, torder and tmvt are renumbered and market session incremented. Accounting and technical administration tasks such as cold backup or closing balance sheet settlement can be performed during the CLOSED phase because the database represents the final and stable state of the ending market session. After this event VACUUM of tables must be performed by the admin user to optimize the database before a new cycle starts. </text:p>
      <text:p text:style-name="P3"><text:soft-page-break/>The history of status<text:note text:id="ftn4" text:note-class="footnote"><text:note-citation>4</text:note-citation><text:note-body><text:p text:style-name="Footnote">The market status and market phase have the same meaning.</text:p></text:note-body></text:note> is given by the view vmarkethistory:</text:p>
      <text:p text:style-name="code-imformatique">SELECT * from vmarkethistory;</text:p>
      <text:p text:style-name="P3">Each row gives a market session number, the market phase and the starting time of this phase.</text:p>
      <text:p text:style-name="P3">The current state of the market, the session number, and starting time of this state are given by:</text:p>
      <text:p text:style-name="code-imformatique"><text:s/>SELECT * FROM <text:s/>vmarkethistory ORDER BY ID DESC LIMIT 1;</text:p>
      <text:p text:style-name="P3">A view vmarket gives the same result:</text:p>
      <text:p text:style-name="code-imformatique"><text:s/>SELECT * from vmarket;</text:p>
      <text:p text:style-name="P3">The command:</text:p>
      <text:p text:style-name="code-imformatique">SELECT * from fchangestatemarket(false);</text:p>
      <text:p text:style-name="P3">Gives informations on the transition to the next state. This transition is performed by: </text:p>
      <text:p text:style-name="code-imformatique"><text:s/>SELECT fchangestatemarket(true);</text:p>
      <text:p text:style-name="P3"/>
      <text:h text:style-name="Heading_20_3" text:outline-level="3">Users </text:h>
      <text:p text:style-name="P3">By user, we mean the actor connecting to the PostgreSQL database. The database implements an extensive set of security mechanisms including authentication and access rules. openBarter uses those mechanisms to allow write access to objects only through predefined functions. A single user “admin” is allowed to perform administration tasks. A role “client” is that of regular users. Clients can get a quote and set an order only during the OPENED phase. They can remove movements and orders only during OPENED and STOPPING phase.</text:p>
      <text:p text:style-name="P3">A role <text:span text:style-name="Citation">client_opened_role</text:span> is granted to the <text:span text:style-name="Citation">client</text:span> role only at the OPENED phase, while a role <text:span text:style-name="Citation">client_closing_role</text:span> is granted to the <text:span text:style-name="Citation">client</text:span> role only at the CLOSING phase.</text:p>
      <text:p text:style-name="P3">The admin can register a new client, change the state of the market, but cannot participate to the market. He can register a new client by the command:</text:p>
      <text:p text:style-name="code-imformatique">SELECT fcreateuser(&lt;user_name&gt;);</text:p>
      <text:p text:style-name="P3"/>
      <text:p text:style-name="P3">The super user that creates the database is distinct from <text:span text:style-name="T13">admin</text:span> and <text:span text:style-name="T13">client</text:span>. This super user must be used only for this creation. </text:p>
      <text:h text:style-name="Heading_20_3" text:outline-level="3"><text:s/>Objects</text:h>
      <text:p text:style-name="Text_20_body">All objects are stored in tables.</text:p>
      <table:table table:name="Tableau9" table:style-name="Tableau9">
        <table:table-column table:style-name="Tableau9.A"/>
        <table:table-column table:style-name="Tableau9.B"/>
        <table:table-row>
          <table:table-cell table:style-name="Tableau9.A1" office:value-type="string">
            <text:p text:style-name="P17">Table <text:s text:c="2"/></text:p>
          </table:table-cell>
          <table:table-cell table:style-name="Tableau9.B1" office:value-type="string">
            <text:p text:style-name="P17"><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ved between owners.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 <text:span text:style-name="T5">value provided, value required and owner</text:span></text:p>
          </table:table-cell>
        </table:table-row>
        <text:soft-page-break/>
        <table:table-row>
          <table:table-cell table:style-name="Tableau9.A2" office:value-type="string">
            <text:p text:style-name="Table_20_Contents">torderremoved</text:p>
          </table:table-cell>
          <table:table-cell table:style-name="Tableau9.B2" office:value-type="string">
            <text:p text:style-name="Table_20_Contents">Order removed</text:p>
          </table:table-cell>
        </table:table-row>
        <table:table-row>
          <table:table-cell table:style-name="Tableau9.A2" office:value-type="string">
            <text:p text:style-name="Table_20_Contents">tquote</text:p>
          </table:table-cell>
          <table:table-cell table:style-name="Tableau9.B2" office:value-type="string">
            <text:p text:style-name="Table_20_Contents">Quote, value provided, value required, owner, and flows of value produced</text:p>
          </table:table-cell>
        </table:table-row>
        <table:table-row>
          <table:table-cell table:style-name="Tableau9.A2" office:value-type="string">
            <text:p text:style-name="Table_20_Contents">tquoteremoved</text:p>
          </table:table-cell>
          <table:table-cell table:style-name="Tableau9.B2" office:value-type="string">
            <text:p text:style-name="Table_20_Contents">Quote removed</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y</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row>
          <table:table-cell table:style-name="Tableau9.A2" office:value-type="string">
            <text:p text:style-name="Table_20_Contents">tconst</text:p>
          </table:table-cell>
          <table:table-cell table:style-name="Tableau9.B2" office:value-type="string">
            <text:p text:style-name="Table_20_Contents">Constants of the market</text:p>
          </table:table-cell>
        </table:table-row>
      </table:table>
      <text:p text:style-name="P8"/>
      <text:h text:style-name="Heading_20_4" text:outline-level="4">Owner </text:h>
      <text:p text:style-name="P3">They are owners of values provided by orders and the authors of orders, while clients connect to the database and act on the market on the behalf of owners. An owner is defined by a name. It is recorded when the first order of this owner is recorded in the current session of the market. </text:p>
      <text:h text:style-name="Heading_20_4" text:outline-level="4">Quality </text:h>
      <text:p text:style-name="P3">A quality is a string. It's form depends on a constant CHECK_QUALITY_OWNERSHIP in the table <text:span text:style-name="Citation">tconst</text:span>. </text:p>
      <text:p text:style-name="P3">When <text:s/>CHECK_QUALITY_OWNERSHIP=0, the name of the quality can be any non empty string.</text:p>
      <text:p text:style-name="P3">When CHECK_QUALITY_OWNERSHIP=1, the quality belongs to a single client whose name is <text:span text:style-name="Citation">client_name</text:span>. The following rules are implemented:</text:p>
      <text:list xml:id="list166864513" text:style-name="L4">
        <text:list-item>
          <text:p text:style-name="P30">The quality provided by an order must belong to the client that insert it.</text:p>
        </text:list-item>
        <text:list-item>
          <text:p text:style-name="P30">A client can only remove movements whose quality belongs to him.</text:p>
        </text:list-item>
      </text:list>
      <text:p text:style-name="P3">The form of the quality is <text:span text:style-name="Citation">&lt;client_name&gt;/&lt;quality_name&gt;</text:span>.</text:p>
      <text:p text:style-name="P3">A value belongs to an owner while a quality belongs to a client.</text:p>
      <text:p text:style-name="P3">A quality is inserted into <text:span text:style-name="Citation">tquality</text:span> the first time an order use it in a market session.</text:p>
      <text:p text:style-name="P3">After market creation, This constant should not be changed after the market is created. It can be changed only by a super user.</text:p>
      <text:h text:style-name="Heading_20_4" text:outline-level="4"><text:soft-page-break/>Movement and Order</text:h>
      <text:p text:style-name="P3">An exchange is a set of movements representing a cycle where each partner provides a value he owns to an other partner. An exchange is simply a set of record in the table <text:span text:style-name="Citation">tmvt</text:span>, where each defines the value, the provider, the receiver (see §<text:bookmark-ref text:reference-format="chapter" text:ref-name="__RefNumPara__3102_1708591245">8.2.9</text:bookmark-ref> and §<text:bookmark-ref text:reference-format="number-no-superior" text:ref-name="__RefNumPara__1544_1246926326">8.2.11</text:bookmark-ref> for details).</text:p>
      <text:h text:style-name="Heading_20_4" text:outline-level="4"><text:bookmark-start text:name="__RefNumPara__1378_1906562030"/>Quote <text:bookmark-end text:name="__RefNumPara__1378_1906562030"/></text:h>
      <text:p text:style-name="P3">Represents a quote made by an owner. </text:p>
      <table:table table:name="Tableau2" table:style-name="Tableau2">
        <table:table-column table:style-name="Tableau2.A"/>
        <table:table-column table:style-name="Tableau2.B"/>
        <table:table-column table:style-name="Tableau2.C"/>
        <table:table-row>
          <table:table-cell table:style-name="Tableau2.A1" office:value-type="string">
            <text:p text:style-name="P3">Column</text:p>
          </table:table-cell>
          <table:table-cell table:style-name="Tableau2.A1" office:value-type="string">
            <text:p text:style-name="P3">Type</text:p>
          </table:table-cell>
          <table:table-cell table:style-name="Tableau2.C1" office:value-type="string">
            <text:p text:style-name="P3">Meaning </text:p>
          </table:table-cell>
        </table:table-row>
        <table:table-row>
          <table:table-cell table:style-name="Tableau2.A2" office:value-type="string">
            <text:p text:style-name="P3">id</text:p>
          </table:table-cell>
          <table:table-cell table:style-name="Tableau2.A2" office:value-type="string">
            <text:p text:style-name="P3">int</text:p>
          </table:table-cell>
          <table:table-cell table:style-name="Tableau2.C2" office:value-type="string">
            <text:p text:style-name="P3">Internal id of the quote that is used to reference the quote in order to execute the corresponding order.</text:p>
          </table:table-cell>
        </table:table-row>
        <table:table-row>
          <table:table-cell table:style-name="Tableau2.A2" office:value-type="string">
            <text:p text:style-name="P3">own</text:p>
          </table:table-cell>
          <table:table-cell table:style-name="Tableau2.A2" office:value-type="string">
            <text:p text:style-name="P3">int </text:p>
          </table:table-cell>
          <table:table-cell table:style-name="Tableau2.C2" office:value-type="string">
            <text:p text:style-name="P3">Internal reference to the owner.</text:p>
          </table:table-cell>
        </table:table-row>
        <table:table-row>
          <table:table-cell table:style-name="Tableau2.A2" office:value-type="string">
            <text:p text:style-name="P3">nr</text:p>
          </table:table-cell>
          <table:table-cell table:style-name="Tableau2.A2" office:value-type="string">
            <text:p text:style-name="P3">int </text:p>
          </table:table-cell>
          <table:table-cell table:style-name="Tableau2.C2" office:value-type="string">
            <text:p text:style-name="P3">Internal reference to the quality required.</text:p>
          </table:table-cell>
        </table:table-row>
        <table:table-row>
          <table:table-cell table:style-name="Tableau2.A2" office:value-type="string">
            <text:p text:style-name="P3">qtt_requ</text:p>
          </table:table-cell>
          <table:table-cell table:style-name="Tableau2.A2" office:value-type="string">
            <text:p text:style-name="P3">int8</text:p>
          </table:table-cell>
          <table:table-cell table:style-name="Tableau2.C2" office:value-type="string">
            <text:p text:style-name="P3">Quantity required by the quote.</text:p>
          </table:table-cell>
        </table:table-row>
        <table:table-row>
          <table:table-cell table:style-name="Tableau2.A2" office:value-type="string">
            <text:p text:style-name="P3">np</text:p>
          </table:table-cell>
          <table:table-cell table:style-name="Tableau2.A2" office:value-type="string">
            <text:p text:style-name="P3">int </text:p>
          </table:table-cell>
          <table:table-cell table:style-name="Tableau2.C2" office:value-type="string">
            <text:p text:style-name="P3">Internal reference to the quality provided.</text:p>
          </table:table-cell>
        </table:table-row>
        <table:table-row>
          <table:table-cell table:style-name="Tableau2.A2" office:value-type="string">
            <text:p text:style-name="P3">qtt_in</text:p>
          </table:table-cell>
          <table:table-cell table:style-name="Tableau2.A2" office:value-type="string">
            <text:p text:style-name="P3">int8</text:p>
          </table:table-cell>
          <table:table-cell table:style-name="Tableau2.C2" office:value-type="string">
            <text:p text:style-name="P3">Sum of quantities received by flows produced by the quote. The couple (nr,qt_in) define the value received.</text:p>
          </table:table-cell>
        </table:table-row>
        <table:table-row>
          <table:table-cell table:style-name="Tableau2.A2" office:value-type="string">
            <text:p text:style-name="P3">qtt_out</text:p>
          </table:table-cell>
          <table:table-cell table:style-name="Tableau2.A2" office:value-type="string">
            <text:p text:style-name="P3">int8</text:p>
          </table:table-cell>
          <table:table-cell table:style-name="Tableau2.C2" office:value-type="string">
            <text:p text:style-name="P3">Sum of quantities provided by flows produced by the quote. The couple (np,qtt_out) define the value provided.</text:p>
          </table:table-cell>
        </table:table-row>
        <table:table-row>
          <table:table-cell table:style-name="Tableau2.A2" office:value-type="string">
            <text:p text:style-name="P3">flows</text:p>
          </table:table-cell>
          <table:table-cell table:style-name="Tableau2.A2" office:value-type="string">
            <text:p text:style-name="P3">yflow[]</text:p>
          </table:table-cell>
          <table:table-cell table:style-name="Tableau2.C2" office:value-type="string">
            <text:p text:style-name="P3">An array of flows representing the list of agreements produced by the quote.</text:p>
          </table:table-cell>
        </table:table-row>
        <table:table-row>
          <table:table-cell table:style-name="Tableau2.A2" office:value-type="string">
            <text:p text:style-name="P3">created</text:p>
          </table:table-cell>
          <table:table-cell table:style-name="Tableau2.A2" office:value-type="string">
            <text:p text:style-name="P3">timestamp</text:p>
          </table:table-cell>
          <table:table-cell table:style-name="Tableau2.C2" office:value-type="string">
            <text:p text:style-name="P3">Time when the quote is created.</text:p>
          </table:table-cell>
        </table:table-row>
        <table:table-row>
          <table:table-cell table:style-name="Tableau2.A2" office:value-type="string">
            <text:p text:style-name="P3">removed</text:p>
          </table:table-cell>
          <table:table-cell table:style-name="Tableau2.A2" office:value-type="string">
            <text:p text:style-name="P3">timestamp</text:p>
          </table:table-cell>
          <table:table-cell table:style-name="Tableau2.C2" office:value-type="string">
            <text:p text:style-name="P3">Time when the quote is moved to the table tquoteremoved.</text:p>
          </table:table-cell>
        </table:table-row>
      </table:table>
      <text:p text:style-name="P3">The id is a unique key referencing this quote. (nr,qtt_requ) is the value received while (np,qtt_prov) is the value provided if the quote was executed.</text:p>
      <text:p text:style-name="P3">The type <text:span text:style-name="Citation">yflow</text:span> represents an exchange. An order is a tuple (<text:span text:style-name="Citation">id,own,nr,qtt_requ,np,qtt_prov,qtt</text:span>) where <text:span text:style-name="Citation">id</text:span> is its unique key, <text:span text:style-name="Citation">own</text:span> the owner of the value provided, (<text:span text:style-name="Citation">nr,qtt_requ</text:span>) the value required, (<text:span text:style-name="Citation">np,qtt_prov</text:span>) the value initially provided, and <text:span text:style-name="Citation">qtt</text:span>&lt;=<text:span text:style-name="Citation">qtt_prov</text:span> the quantity remaining available for exchange. <text:span text:style-name="Citation">yflow</text:span> is a list of such orders, where the quality provided by one equals the quality required by the next one. A given <text:span text:style-name="Citation">yflow</text:span> defines a flow of quantities provided by each partner (owner) of <text:span text:style-name="T13">yflow</text:span>. <text:s/>The field <text:span text:style-name="T13">flows</text:span><text:span text:style-name="T11"> is the set of exchanges that would be created if the quote was executed.</text:span></text:p>
      <text:h text:style-name="Heading_20_3" text:outline-level="3"><text:bookmark-start text:name="__RefNumPara__1916_196963446"/><text:s/>Garbage collector of orders<text:bookmark-end text:name="__RefNumPara__1916_196963446"/></text:h>
      <text:p text:style-name="P3">Orders that are frequently included in refused cycles tend to slow the speed of matchings. <text:s/>Orders that belong to potential cycles but are not elected to form exchanges are removed from the <text:soft-page-break/>searching table when they consume too much time. The time consumed by an order is accumulated until a limit is reached. The limit is a constant tconst.MAXTRY expressed in microseconds. Rejected orders are moved to torderremoved. The quantity available creates a single movement from the owner to the same owner for accounting consistency reason.</text:p>
      <text:h text:style-name="Heading_20_3" text:outline-level="3"><text:s/>Limits on potential exchanges</text:h>
      <text:p text:style-name="P3">Due to the number of possible combinations, scanning required to form cycles can be huge. The traversal of the order book is limited by the number of partners of cycles explored. This limit is defined by a constant tconst.MAXCYCLE. </text:p>
      <text:p text:style-name="P3">For the same reason, the exploration stops when the number of potential cycles fetched reaches a limit tconst.MAXPATHFETCHED. Since all cycles having a given number n of partners are explorated before those having n+1 partners; this mechanism limits the number of partners of cycles for high workload.</text:p>
      <text:h text:style-name="Heading_20_3" text:outline-level="3"><text:s/>Quotas</text:h>
      <text:p text:style-name="P3">The time spent to execute long primitives (<text:span text:style-name="Citation">finsertorder,fgetquote,fgetprequote,fexecquote</text:span>) is cumulated for each client. When this time spent reaches a limit defined by the field <text:span text:style-name="Citation">tuser.quota</text:span>, these functions become forbidden for this client. </text:p>
      <text:p text:style-name="P3">The time spent is cleared when the market session is opened. </text:p>
      <text:p text:style-name="P3">The quota allocated to a client can be disabled by setting the quota of the user <text:s/>to 0. When set to a non null integer, it limits the total number of microseconds allocated to this client. It can be set <text:s/>individually for each client.</text:p>
      <text:h text:style-name="Heading_20_2" text:outline-level="2">Application programming interface</text:h>
      <text:p text:style-name="P3">The <text:span text:style-name="Citation">client</text:span> role acts through stored procedures wrapped in read-commited transactions that is the default mode of transactions of postgreSQL. </text:p>
      <text:p text:style-name="P3">The following table lists functions and views of the model. </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7">Function and views</text:p>
          </table:table-cell>
          <table:table-cell table:style-name="Tableau8.B1" office:value-type="string">
            <text:p text:style-name="P17">action</text:p>
          </table:table-cell>
          <table:table-cell table:style-name="Tableau8.B1" office:value-type="string">
            <text:p text:style-name="P17">Market phase</text:p>
          </table:table-cell>
          <table:table-cell table:style-name="Tableau8.D1" office:value-type="string">
            <text:p text:style-name="P17">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prequote</text:p>
          </table:table-cell>
          <table:table-cell table:style-name="Tableau8.B2" office:value-type="string">
            <text:p text:style-name="Table_20_Contents">Gets a pre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execquote</text:p>
          </table:table-cell>
          <table:table-cell table:style-name="Tableau8.B2" office:value-type="string">
            <text:p text:style-name="Table_20_Contents">Execute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OPENED </text:p>
          </table:table-cell>
          <table:table-cell table:style-name="Tableau8.D2" office:value-type="string">
            <text:p text:style-name="Table_20_Contents">client</text:p>
          </table:table-cell>
        </table:table-row>
        <table:table-row>
          <table:table-cell table:style-name="Tableau8.A2" office:value-type="string">
            <text:p text:style-name="Table_20_Contents">fgetagr</text:p>
          </table:table-cell>
          <table:table-cell table:style-name="Tableau8.B2" office:value-type="string">
            <text:p text:style-name="Table_20_Contents">Describes an agreement</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fremoveagreement<text:soft-page-break/></text:p>
          </table:table-cell>
          <table:table-cell table:style-name="Tableau8.B2" office:value-type="string">
            <text:p text:style-name="Table_20_Contents">Removes movements </text:p>
          </table:table-cell>
          <table:table-cell table:style-name="Tableau8.B2" office:value-type="string">
            <text:p text:style-name="Table_20_Contents">OPENED,</text:p>
            <text:p text:style-name="Table_20_Contents"><text:soft-page-break/>CLOSING</text:p>
          </table:table-cell>
          <table:table-cell table:style-name="Tableau8.D2" office:value-type="string">
            <text:p text:style-name="Table_20_Contents">client<text:soft-page-break/></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geterrs</text:p>
          </table:table-cell>
          <table:table-cell table:style-name="Tableau8.B2" office:value-type="string">
            <text:p text:style-name="Table_20_Contents">List of error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changemarketstate</text:p>
          </table:table-cell>
          <table:table-cell table:style-name="Tableau8.B2" office:value-type="string">
            <text:p text:style-name="Table_20_Contents">Change the state of the market</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vorder</text:p>
          </table:table-cell>
          <table:table-cell table:style-name="Tableau8.B2" office:value-type="string">
            <text:p text:style-name="Table_20_Contents">List of pending orders</text:p>
          </table:table-cell>
          <table:table-cell table:style-name="Tableau8.B2" office:value-type="string">
            <text:p text:style-name="Table_20_Contents"/>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orderverif</text:p>
          </table:table-cell>
          <table:table-cell table:style-name="Tableau8.B2" office:value-type="string">
            <text:p text:style-name="Table_20_Contents">List of active and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pending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removed</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verif</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e</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0" office:value-type="string">
            <text:p text:style-name="Table_20_Contents">vmarkethistory</text:p>
          </table:table-cell>
          <table:table-cell table:style-name="Tableau8.B20" office:value-type="string">
            <text:p text:style-name="Table_20_Contents">Market history</text:p>
          </table:table-cell>
          <table:table-cell table:style-name="Tableau8.B20" office:value-type="string">
            <text:p text:style-name="Table_20_Contents"/>
          </table:table-cell>
          <table:table-cell table:style-name="Tableau8.D20" office:value-type="string">
            <text:p text:style-name="Table_20_Contents"/>
          </table:table-cell>
        </table:table-row>
      </table:table>
      <text:p text:style-name="P3"/>
      <text:p text:style-name="P6">In case of error, an exception is raised depending on it's type and current transaction is rolled back.</text:p>
      <table:table table:name="Tableau12" table:style-name="Tableau12">
        <table:table-column table:style-name="Tableau12.A"/>
        <table:table-column table:style-name="Tableau12.B"/>
        <table:table-row>
          <table:table-cell table:style-name="Tableau12.A1" office:value-type="string">
            <text:p text:style-name="P5">Error codes </text:p>
          </table:table-cell>
          <table:table-cell table:style-name="Tableau12.B1" office:value-type="string">
            <text:p text:style-name="P18">Type</text:p>
          </table:table-cell>
        </table:table-row>
        <table:table-row>
          <table:table-cell table:style-name="Tableau12.A2" office:value-type="string">
            <text:p text:style-name="P3">YA001</text:p>
          </table:table-cell>
          <table:table-cell table:style-name="Tableau12.B2" office:value-type="string">
            <text:p text:style-name="P3">Quantity of a given quality overflows </text:p>
          </table:table-cell>
        </table:table-row>
        <table:table-row>
          <table:table-cell table:style-name="Tableau12.A2" office:value-type="string">
            <text:p text:style-name="P3">YA002</text:p>
          </table:table-cell>
          <table:table-cell table:style-name="Tableau12.B2" office:value-type="string">
            <text:p text:style-name="P3">accounting error </text:p>
          </table:table-cell>
        </table:table-row>
        <table:table-row>
          <table:table-cell table:style-name="Tableau12.A2" office:value-type="string">
            <text:p text:style-name="P3">YA003</text:p>
          </table:table-cell>
          <table:table-cell table:style-name="Tableau12.B2" office:value-type="string">
            <text:p text:style-name="P3">internal error </text:p>
          </table:table-cell>
        </table:table-row>
        <table:table-row>
          <table:table-cell table:style-name="Tableau12.A2" office:value-type="string">
            <text:p text:style-name="P3">YU001</text:p>
          </table:table-cell>
          <table:table-cell table:style-name="Tableau12.B2" office:value-type="string">
            <text:p text:style-name="P3">abort dues to incorrect use of a primitive <text:s/></text:p>
          </table:table-cell>
        </table:table-row>
      </table:table>
      <text:p text:style-name="P3"/>
      <text:p text:style-name="P3"/>
      <text:p text:style-name="P10">In the following, int is used for 32 bit integer, and int8 for 64 bits integer.</text:p>
      <text:h text:style-name="Heading_20_3" text:outline-level="3"><text:bookmark-start text:name="__RefNumPara__1681_1968583269"/>finsertorder <text:bookmark-end text:name="__RefNumPara__1681_1968583269"/></text:h>
      <text:p text:style-name="code-imformatique">SELECT finsertorder(</text:p>
      <text:p text:style-name="code-imformatique">_owner text,</text:p>
      <text:p text:style-name="code-imformatique">_qualityprovided text,</text:p>
      <text:p text:style-name="code-imformatique">_qttprovided int8,</text:p>
      <text:p text:style-name="code-imformatique">_qttrequired int8, </text:p>
      <text:p text:style-name="code-imformatique">_qualityrequired text); </text:p>
      <text:p text:style-name="P3">conditions :</text:p>
      <text:list xml:id="list1975829272" text:style-name="L5">
        <text:list-item>
          <text:p text:style-name="P31"><text:span text:style-name="variable_5f_math">_qttprovided</text:span> &gt; 0</text:p>
        </text:list-item>
        <text:list-item>
          <text:p text:style-name="P31"><text:span text:style-name="variable_5f_math">_qttrequired</text:span> &gt; 0</text:p>
        </text:list-item>
      </text:list>
      <text:p text:style-name="P3">the function inserts an order made by <text:span text:style-name="T13">_owner</text:span> providing the value (<text:span text:style-name="T13">_qttprovided,_qualityprovided</text:span>) in exchange of a value having the quality <text:span text:style-name="T13">_qualityrequired</text:span> and for a minimum quantity of <text:span text:style-name="T13">_qttrequired</text:span>.</text:p>
      <text:p text:style-name="P3">Possible cycles are found and converted into movements. The remaining quantity provided that is not used by theses exchanges is stored in the order object.</text:p>
      <text:p text:style-name="P3">The <text:s/>record returned is a y<text:span text:style-name="Citation">resorder</text:span> representing details of exchanges produced:</text:p>
      <text:p text:style-name="P3"/>
      <table:table table:name="Tableau6" table:style-name="Tableau6">
        <table:table-column table:style-name="Tableau6.A"/>
        <table:table-column table:style-name="Tableau6.B"/>
        <table:table-column table:style-name="Tableau6.C"/>
        <table:table-row>
          <table:table-cell table:style-name="Tableau6.A1" office:value-type="string">
            <text:p text:style-name="P3">Column</text:p>
          </table:table-cell>
          <table:table-cell table:style-name="Tableau6.A1" office:value-type="string">
            <text:p text:style-name="P3">Type</text:p>
          </table:table-cell>
          <table:table-cell table:style-name="Tableau6.C1" office:value-type="string">
            <text:p text:style-name="P3">Meaning </text:p>
          </table:table-cell>
        </table:table-row>
        <table:table-row>
          <table:table-cell table:style-name="Tableau6.A2" office:value-type="string">
            <text:p text:style-name="P3">id</text:p>
          </table:table-cell>
          <table:table-cell table:style-name="Tableau6.A2" office:value-type="string">
            <text:p text:style-name="P3">int</text:p>
          </table:table-cell>
          <table:table-cell table:style-name="Tableau6.C2" office:value-type="string">
            <text:p text:style-name="P3">Internal reference to the order</text:p>
          </table:table-cell>
        </table:table-row>
        <table:table-row>
          <table:table-cell table:style-name="Tableau6.A2" office:value-type="string">
            <text:p text:style-name="P3">uuid</text:p>
          </table:table-cell>
          <table:table-cell table:style-name="Tableau6.A2" office:value-type="string">
            <text:p text:style-name="P3">text</text:p>
          </table:table-cell>
          <table:table-cell table:style-name="Tableau6.C2" office:value-type="string">
            <text:p text:style-name="P3">The reference of the order (session number - id)</text:p>
          </table:table-cell>
        </table:table-row>
        <table:table-row>
          <table:table-cell table:style-name="Tableau6.A2" office:value-type="string">
            <text:p text:style-name="P3">own</text:p>
          </table:table-cell>
          <table:table-cell table:style-name="Tableau6.A2" office:value-type="string">
            <text:p text:style-name="P3">int </text:p>
          </table:table-cell>
          <table:table-cell table:style-name="Tableau6.C2" office:value-type="string">
            <text:p text:style-name="P3">Internal reference to the owner</text:p>
          </table:table-cell>
        </table:table-row>
        <table:table-row>
          <table:table-cell table:style-name="Tableau6.A2" office:value-type="string">
            <text:p text:style-name="P3">nr</text:p>
          </table:table-cell>
          <table:table-cell table:style-name="Tableau6.A2" office:value-type="string">
            <text:p text:style-name="P3">int </text:p>
          </table:table-cell>
          <table:table-cell table:style-name="Tableau6.C2" office:value-type="string">
            <text:p text:style-name="P3">Internal reference to the quality required</text:p>
          </table:table-cell>
        </table:table-row>
        <table:table-row>
          <table:table-cell table:style-name="Tableau6.A2" office:value-type="string">
            <text:p text:style-name="P3">qtt_requ</text:p>
          </table:table-cell>
          <table:table-cell table:style-name="Tableau6.A2" office:value-type="string">
            <text:p text:style-name="P3">int8</text:p>
          </table:table-cell>
          <table:table-cell table:style-name="Tableau6.C2" office:value-type="string">
            <text:p text:style-name="P3">Quantity required</text:p>
          </table:table-cell>
        </table:table-row>
        <table:table-row>
          <table:table-cell table:style-name="Tableau6.A2" office:value-type="string">
            <text:p text:style-name="P3">np</text:p>
          </table:table-cell>
          <table:table-cell table:style-name="Tableau6.A2" office:value-type="string">
            <text:p text:style-name="P3">int </text:p>
          </table:table-cell>
          <table:table-cell table:style-name="Tableau6.C2" office:value-type="string">
            <text:p text:style-name="P3">Internal reference to the quality provided</text:p>
          </table:table-cell>
        </table:table-row>
        <table:table-row>
          <table:table-cell table:style-name="Tableau6.A2" office:value-type="string">
            <text:p text:style-name="P3">qtt_prov</text:p>
          </table:table-cell>
          <table:table-cell table:style-name="Tableau6.A2" office:value-type="string">
            <text:p text:style-name="P3">int8</text:p>
          </table:table-cell>
          <table:table-cell table:style-name="Tableau6.C2" office:value-type="string">
            <text:p text:style-name="P3">Quantity provided</text:p>
          </table:table-cell>
        </table:table-row>
        <table:table-row>
          <table:table-cell table:style-name="Tableau6.A2" office:value-type="string">
            <text:p text:style-name="P3">qtt_in</text:p>
          </table:table-cell>
          <table:table-cell table:style-name="Tableau6.A2" office:value-type="string">
            <text:p text:style-name="P3">int8</text:p>
          </table:table-cell>
          <table:table-cell table:style-name="Tableau6.C2" office:value-type="string">
            <text:p text:style-name="P3">Sum on flows of quantities received</text:p>
          </table:table-cell>
        </table:table-row>
        <table:table-row>
          <table:table-cell table:style-name="Tableau6.A2" office:value-type="string">
            <text:p text:style-name="P3">qtt_out</text:p>
          </table:table-cell>
          <table:table-cell table:style-name="Tableau6.A2" office:value-type="string">
            <text:p text:style-name="P3">int8</text:p>
          </table:table-cell>
          <table:table-cell table:style-name="Tableau6.C2" office:value-type="string">
            <text:p text:style-name="P3">Sum on flows of quantities provided (qtt_out &lt;= qtt_prov)</text:p>
          </table:table-cell>
        </table:table-row>
        <table:table-row>
          <table:table-cell table:style-name="Tableau6.A2" office:value-type="string">
            <text:p text:style-name="P3">flows</text:p>
          </table:table-cell>
          <table:table-cell table:style-name="Tableau6.A2" office:value-type="string">
            <text:p text:style-name="P3">json</text:p>
          </table:table-cell>
          <table:table-cell table:style-name="Tableau6.C2" office:value-type="string">
            <text:p text:style-name="P3">The list of exchange produced</text:p>
          </table:table-cell>
        </table:table-row>
      </table:table>
      <text:p text:style-name="P3"/>
      <text:p text:style-name="P3">The ratio <text:span text:style-name="T13">qtt_out/qtt_in</text:span> is lower than <text:span text:style-name="T13">qtt_prov/qtt_requ</text:span> and <text:span text:style-name="T13">qtt_out &lt;= qtt_prov</text:span>. </text:p>
      <text:p text:style-name="P3">The json <text:span text:style-name="T13">flows</text:span> represents an array of exchanges produced by the order. Each order is an array of movements described by a dictionary with the following keys:</text:p>
      <text:p text:style-name="P3"><text:soft-page-break/></text:p>
      <table:table table:name="Tableau7" table:style-name="Tableau7">
        <table:table-column table:style-name="Tableau7.A"/>
        <table:table-column table:style-name="Tableau7.B"/>
        <table:table-column table:style-name="Tableau7.C"/>
        <table:table-row>
          <table:table-cell table:style-name="Tableau7.A1" office:value-type="string">
            <text:p text:style-name="P3">Key</text:p>
          </table:table-cell>
          <table:table-cell table:style-name="Tableau7.A1" office:value-type="string">
            <text:p text:style-name="P3">Type</text:p>
          </table:table-cell>
          <table:table-cell table:style-name="Tableau7.C1" office:value-type="string">
            <text:p text:style-name="P3">Value </text:p>
          </table:table-cell>
        </table:table-row>
        <table:table-row>
          <table:table-cell table:style-name="Tableau7.A2" office:value-type="string">
            <text:p text:style-name="P3">id</text:p>
          </table:table-cell>
          <table:table-cell table:style-name="Tableau7.A2" office:value-type="string">
            <text:p text:style-name="P3">int</text:p>
          </table:table-cell>
          <table:table-cell table:style-name="Tableau7.C2" office:value-type="string">
            <text:p text:style-name="P3">Internal reference to the order</text:p>
          </table:table-cell>
        </table:table-row>
        <table:table-row>
          <table:table-cell table:style-name="Tableau7.A2" office:value-type="string">
            <text:p text:style-name="P3">own</text:p>
          </table:table-cell>
          <table:table-cell table:style-name="Tableau7.A2" office:value-type="string">
            <text:p text:style-name="P3">int </text:p>
          </table:table-cell>
          <table:table-cell table:style-name="Tableau7.C2" office:value-type="string">
            <text:p text:style-name="P3">Internal reference to the owner</text:p>
          </table:table-cell>
        </table:table-row>
        <table:table-row>
          <table:table-cell table:style-name="Tableau7.A2" office:value-type="string">
            <text:p text:style-name="P3">nr</text:p>
          </table:table-cell>
          <table:table-cell table:style-name="Tableau7.A2" office:value-type="string">
            <text:p text:style-name="P3">int </text:p>
          </table:table-cell>
          <table:table-cell table:style-name="Tableau7.C2" office:value-type="string">
            <text:p text:style-name="P3">Internal reference to the quality required</text:p>
          </table:table-cell>
        </table:table-row>
        <table:table-row>
          <table:table-cell table:style-name="Tableau7.A2" office:value-type="string">
            <text:p text:style-name="P3">qtt_requ</text:p>
          </table:table-cell>
          <table:table-cell table:style-name="Tableau7.A2" office:value-type="string">
            <text:p text:style-name="P3">int8</text:p>
          </table:table-cell>
          <table:table-cell table:style-name="Tableau7.C2" office:value-type="string">
            <text:p text:style-name="P3">Quantity required by the order</text:p>
          </table:table-cell>
        </table:table-row>
        <table:table-row>
          <table:table-cell table:style-name="Tableau7.A2" office:value-type="string">
            <text:p text:style-name="P3">np</text:p>
          </table:table-cell>
          <table:table-cell table:style-name="Tableau7.A2" office:value-type="string">
            <text:p text:style-name="P3">int </text:p>
          </table:table-cell>
          <table:table-cell table:style-name="Tableau7.C2" office:value-type="string">
            <text:p text:style-name="P3">Internal reference to the quality provided</text:p>
          </table:table-cell>
        </table:table-row>
        <table:table-row>
          <table:table-cell table:style-name="Tableau7.A2" office:value-type="string">
            <text:p text:style-name="P3">qtt_prov</text:p>
          </table:table-cell>
          <table:table-cell table:style-name="Tableau7.A2" office:value-type="string">
            <text:p text:style-name="P3">int8</text:p>
          </table:table-cell>
          <table:table-cell table:style-name="Tableau7.C2" office:value-type="string">
            <text:p text:style-name="P3">Quantity provided by the order</text:p>
          </table:table-cell>
        </table:table-row>
        <table:table-row>
          <table:table-cell table:style-name="Tableau7.A2" office:value-type="string">
            <text:p text:style-name="P3">qtt</text:p>
          </table:table-cell>
          <table:table-cell table:style-name="Tableau7.A2" office:value-type="string">
            <text:p text:style-name="P3">int8</text:p>
          </table:table-cell>
          <table:table-cell table:style-name="Tableau7.C2" office:value-type="string">
            <text:p text:style-name="P3">Quantity of the order remaining available before the exchange</text:p>
          </table:table-cell>
        </table:table-row>
        <table:table-row>
          <table:table-cell table:style-name="Tableau7.A2" office:value-type="string">
            <text:p text:style-name="P3">flowr</text:p>
          </table:table-cell>
          <table:table-cell table:style-name="Tableau7.A2" office:value-type="string">
            <text:p text:style-name="P3">int8</text:p>
          </table:table-cell>
          <table:table-cell table:style-name="Tableau7.C2" office:value-type="string">
            <text:p text:style-name="P3">Quantity exchanged</text:p>
          </table:table-cell>
        </table:table-row>
      </table:table>
      <text:p text:style-name="P3"/>
      <text:h text:style-name="Heading_20_3" text:outline-level="3">fgetquote </text:h>
      <text:p text:style-name="code-imformatique">SELECT fgetquote(_owner text,_qualityprovided text,_qttprovided int8,_qttrequired int8,_qualityrequired text); </text:p>
      <text:p text:style-name="P3">conditions :</text:p>
      <text:list xml:id="list545017544" text:style-name="L6">
        <text:list-item>
          <text:p text:style-name="P32"><text:span text:style-name="variable_5f_math">_quantityprovided</text:span> &gt;0, </text:p>
        </text:list-item>
        <text:list-item>
          <text:p text:style-name="P33">_quantityrequired <text:span text:style-name="T12">&gt;0,</text:span></text:p>
        </text:list-item>
      </text:list>
      <text:p text:style-name="P3"/>
      <text:p text:style-name="P3">It provides the results that would be obtained if <text:span text:style-name="Citation">finsertorder</text:span> was executed with these arguments. It returns a record <text:span text:style-name="Citation">tquote</text:span> describing produced agreements. The <text:span text:style-name="Citation">id</text:span> field can be used to reference this quote for execution of <text:span text:style-name="Citation">finsertorder</text:span> with the same arguments. </text:p>
      <text:p text:style-name="P8"/>
      <text:h text:style-name="Heading_20_3" text:outline-level="3">fexecquote </text:h>
      <text:p text:style-name="code-imformatique">SELECT fexecquote(_owner text,_id int); </text:p>
      <text:p text:style-name="P3">conditions :</text:p>
      <text:list xml:id="list941536204" text:continue-numbering="true" text:style-name="L6">
        <text:list-item>
          <text:p text:style-name="P32"><text:span text:style-name="variable_5f_math">the quote has been submitted with the same owner</text:span>, </text:p>
        </text:list-item>
      </text:list>
      <text:p text:style-name="P3"/>
      <text:p text:style-name="P3">It executes a <text:span text:style-name="Citation">finsertorder</text:span> with the arguments of the referenced quote. Agreements provided by the quote are the same as those provided by the quote is the market is unchanged between the quote and it's execution. The quote is removed after execution. It returns a record <text:span text:style-name="Citation">tresorder</text:span> (described in §<text:bookmark-ref text:reference-format="chapter" text:ref-name="__RefNumPara__1681_1968583269">8.2.1</text:bookmark-ref> ). </text:p>
      <text:p text:style-name="P3"><text:soft-page-break/>An error is returned when the quote does'nt exist or was not created with the same owner.</text:p>
      <text:h text:style-name="Heading_20_3" text:outline-level="3">fgetprequote </text:h>
      <text:p text:style-name="code-imformatique">SELECT fgetprequote(_owner text,_qualityprovided text,_qttprovided int8,_qualityrequired text); </text:p>
      <text:p text:style-name="P3">conditions :</text:p>
      <text:list xml:id="list503850352" text:continue-numbering="true" text:style-name="L6">
        <text:list-item>
          <text:p text:style-name="P32"><text:span text:style-name="variable_5f_math">_quantityprovided</text:span> &gt;0, </text:p>
        </text:list-item>
      </text:list>
      <text:p text:style-name="P3"/>
      <text:p text:style-name="P3">Gets a quote without defining the quantity required. This prequote is used to have an idea of the quantity required by the market in order to make a quote using <text:span text:style-name="Citation">fgetquote</text:span>. </text:p>
      <text:p text:style-name="P3">The quote depends on the owner because fairness of the bartering depends on it (see §<text:bookmark-ref text:reference-format="page" text:ref-name="__RefNumPara__1194_1299730079">13</text:bookmark-ref>). For each cycle the quantity provided is such as no barter is required. </text:p>
      <text:p text:style-name="P3">It returns a record <text:span text:style-name="Citation">yresprequote</text:span> with the following fields:</text:p>
      <text:p text:style-name="P3"/>
      <table:table table:name="Tableau5" table:style-name="Tableau5">
        <table:table-column table:style-name="Tableau5.A"/>
        <table:table-column table:style-name="Tableau5.B"/>
        <table:table-column table:style-name="Tableau5.C"/>
        <table:table-row>
          <table:table-cell table:style-name="Tableau5.A1" office:value-type="string">
            <text:p text:style-name="P3">Column</text:p>
          </table:table-cell>
          <table:table-cell table:style-name="Tableau5.A1" office:value-type="string">
            <text:p text:style-name="P3">Type</text:p>
          </table:table-cell>
          <table:table-cell table:style-name="Tableau5.C1" office:value-type="string">
            <text:p text:style-name="P3">Meaning </text:p>
          </table:table-cell>
        </table:table-row>
        <table:table-row>
          <table:table-cell table:style-name="Tableau5.A2" office:value-type="string">
            <text:p text:style-name="P3">own</text:p>
          </table:table-cell>
          <table:table-cell table:style-name="Tableau5.A2" office:value-type="string">
            <text:p text:style-name="P3">int </text:p>
          </table:table-cell>
          <table:table-cell table:style-name="Tableau5.C2" office:value-type="string">
            <text:p text:style-name="P3">Internal reference to the owner</text:p>
          </table:table-cell>
        </table:table-row>
        <table:table-row>
          <table:table-cell table:style-name="Tableau5.A2" office:value-type="string">
            <text:p text:style-name="P3">nr</text:p>
          </table:table-cell>
          <table:table-cell table:style-name="Tableau5.A2" office:value-type="string">
            <text:p text:style-name="P3">int </text:p>
          </table:table-cell>
          <table:table-cell table:style-name="Tableau5.C2" office:value-type="string">
            <text:p text:style-name="P3">Internal reference to the quality required</text:p>
          </table:table-cell>
        </table:table-row>
        <table:table-row>
          <table:table-cell table:style-name="Tableau5.A2" office:value-type="string">
            <text:p text:style-name="P3">qtt_prov</text:p>
          </table:table-cell>
          <table:table-cell table:style-name="Tableau5.A2" office:value-type="string">
            <text:p text:style-name="P3">int8</text:p>
          </table:table-cell>
          <table:table-cell table:style-name="Tableau5.C2" office:value-type="string">
            <text:p text:style-name="P3">Quantity provided</text:p>
          </table:table-cell>
        </table:table-row>
        <table:table-row>
          <table:table-cell table:style-name="Tableau5.A2" office:value-type="string">
            <text:p text:style-name="P3">np</text:p>
          </table:table-cell>
          <table:table-cell table:style-name="Tableau5.A2" office:value-type="string">
            <text:p text:style-name="P3">int </text:p>
          </table:table-cell>
          <table:table-cell table:style-name="Tableau5.C2" office:value-type="string">
            <text:p text:style-name="P3">Internal reference to the quality provided</text:p>
          </table:table-cell>
        </table:table-row>
        <table:table-row>
          <table:table-cell table:style-name="Tableau5.A2" office:value-type="string">
            <text:p text:style-name="P3">qtt_in_min</text:p>
          </table:table-cell>
          <table:table-cell table:style-name="Tableau5.A2" office:value-type="string">
            <text:p text:style-name="P3">int8</text:p>
          </table:table-cell>
          <table:table-cell table:style-name="Tableau5.C2" table:number-rows-spanned="2" office:value-type="string">
            <text:p text:style-name="P3">Quantities received and provided by the agreement having the minimum <text:span text:style-name="T1">ω</text:span></text:p>
          </table:table-cell>
        </table:table-row>
        <table:table-row>
          <table:table-cell table:style-name="Tableau5.A2" office:value-type="string">
            <text:p text:style-name="P3">qtt_out_min</text:p>
          </table:table-cell>
          <table:table-cell table:style-name="Tableau5.A2" office:value-type="string">
            <text:p text:style-name="P3">int8</text:p>
          </table:table-cell>
          <table:covered-table-cell/>
        </table:table-row>
        <table:table-row>
          <table:table-cell table:style-name="Tableau5.A2" office:value-type="string">
            <text:p text:style-name="P3">qtt_in_max</text:p>
          </table:table-cell>
          <table:table-cell table:style-name="Tableau5.A2" office:value-type="string">
            <text:p text:style-name="P3">int8</text:p>
          </table:table-cell>
          <table:table-cell table:style-name="Tableau5.C2" table:number-rows-spanned="2" office:value-type="string">
            <text:p text:style-name="P3">Quantities received and provided by the agreement having the maximum <text:span text:style-name="T1">ω</text:span></text:p>
          </table:table-cell>
        </table:table-row>
        <table:table-row>
          <table:table-cell table:style-name="Tableau5.A2" office:value-type="string">
            <text:p text:style-name="P3">qtt_out_max</text:p>
          </table:table-cell>
          <table:table-cell table:style-name="Tableau5.A2" office:value-type="string">
            <text:p text:style-name="P3">int8</text:p>
          </table:table-cell>
          <table:covered-table-cell/>
        </table:table-row>
        <table:table-row>
          <table:table-cell table:style-name="Tableau5.A2" office:value-type="string">
            <text:p text:style-name="P3">qtt_in_sum</text:p>
          </table:table-cell>
          <table:table-cell table:style-name="Tableau5.A2" office:value-type="string">
            <text:p text:style-name="P3">int8</text:p>
          </table:table-cell>
          <table:table-cell table:style-name="Tableau5.C2" table:number-rows-spanned="2" office:value-type="string">
            <text:p text:style-name="P3">Sum of quantities received and provided by flows produced</text:p>
            <text:p text:style-name="P3"/>
          </table:table-cell>
        </table:table-row>
        <table:table-row>
          <table:table-cell table:style-name="Tableau5.A2" office:value-type="string">
            <text:p text:style-name="P3">qtt_out_sum</text:p>
          </table:table-cell>
          <table:table-cell table:style-name="Tableau5.A2" office:value-type="string">
            <text:p text:style-name="P3">int8</text:p>
          </table:table-cell>
          <table:covered-table-cell/>
        </table:table-row>
        <table:table-row>
          <table:table-cell table:style-name="Tableau5.A2" office:value-type="string">
            <text:p text:style-name="P3">flows</text:p>
          </table:table-cell>
          <table:table-cell table:style-name="Tableau5.A2" office:value-type="string">
            <text:p text:style-name="P3">json</text:p>
          </table:table-cell>
          <table:table-cell table:style-name="Tableau5.C2" office:value-type="string">
            <text:p text:style-name="P3">The list of agreements produced</text:p>
          </table:table-cell>
        </table:table-row>
      </table:table>
      <text:p text:style-name="P3"/>
      <text:h text:style-name="Heading_20_3" text:outline-level="3">fremoveorder </text:h>
      <text:p text:style-name="code-imformatique">SELECT fremoveorder(_uuid text) </text:p>
      <text:p text:style-name="P3"/>
      <text:p text:style-name="P3">conditions:</text:p>
      <text:list xml:id="list1418927307" text:style-name="L7">
        <text:list-item>
          <text:p text:style-name="P34"><text:soft-page-break/>an order with the label <text:span text:style-name="variable_5f_math">_uuid</text:span> exists</text:p>
        </text:list-item>
      </text:list>
      <text:p text:style-name="P3">The order is removed from the order book. </text:p>
      <text:p text:style-name="P3">Returns a row representing the order just removed, as the view <text:span text:style-name="variable_5f_math">vorder</text:span> does.</text:p>
      <text:h text:style-name="Heading_20_3" text:outline-level="3">fremoveagreement</text:h>
      <text:p text:style-name="code-imformatique">SELECT fremovemvt(_uuid text)</text:p>
      <text:p text:style-name="P3">conditions :</text:p>
      <text:list xml:id="list1494036520" text:style-name="L8">
        <text:list-item>
          <text:p text:style-name="P35">a movement <text:span text:style-name="variable_5f_math">_uuid</text:span> exists</text:p>
        </text:list-item>
      </text:list>
      <text:p text:style-name="P3">The function is called by a client when all movements of the exchange are red from the table of movements. It the movements _uuid into the table <text:span text:style-name="variable_5f_math">tmvtremoved</text:span> if the movement belongs to this client to.<text:span text:style-name="T7"> <text:s/>The function returns an integer that is the number of movements removed.</text:span></text:p>
      <text:h text:style-name="Heading_20_3" text:outline-level="3">fcreateuser </text:h>
      <text:p text:style-name="code-imformatique">SELECT fcreateuser(_username text) </text:p>
      <text:p text:style-name="P3"/>
      <text:p text:style-name="P3">The function creates the user and provides access to he database with the role client. It can only be executed by admin.</text:p>
      <text:h text:style-name="Heading_20_3" text:outline-level="3">fstats </text:h>
      <text:p text:style-name="code-imformatique">SELECT fstats(_extra bool) </text:p>
      <text:p text:style-name="P3"/>
      <text:p text:style-name="P3">gives general informations about the database: </text:p>
      <text:p text:style-name="P3"/>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ote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quote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 removed</text:p>
          </table:table-cell>
          <table:table-cell table:style-name="Tableau1.B2" office:value-type="string">
            <text:p text:style-name="Table_20_Contents"><text:s/>int </text:p>
          </table:table-cell>
        </table:table-row>
        <text:soft-page-break/>
        <table:table-row>
          <table:table-cell table:style-name="Tableau1.A2" office:value-type="string">
            <text:p text:style-name="Table_20_Contents"><text:s/>Number of agre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ject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agreement length, the numer of agreements</text:p>
          </table:table-cell>
          <table:table-cell table:style-name="Tableau1.B2" office:value-type="string">
            <text:p text:style-name="Table_20_Contents"><text:s/>int</text:p>
          </table:table-cell>
        </table:table-row>
      </table:table>
      <text:h text:style-name="Heading_20_3" text:outline-level="3"><text:bookmark-start text:name="__RefNumPara__3102_1708591245"/>vorder <text:bookmark-end text:name="__RefNumPara__3102_1708591245"/></text:h>
      <text:p text:style-name="P3">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3"><text:tab/><text:tab/> </text:p>
      <text:p text:style-name="P3">examples </text:p>
      <text:p text:style-name="P15">SELECT * FROM vorder WHERE owner='jack'; </text:p>
      <text:p text:style-name="P3">List of orders owned by the owner '<text:span text:style-name="variable_5f_math">jack</text:span>'. </text:p>
      <text:h text:style-name="Heading_20_3" text:outline-level="3">vorderremoved </text:h>
      <text:p text:style-name="P3">Same as vorder.</text:p>
      <text:p text:style-name="P3">When the quantity left in order is 0, the order is appears in this view. When the order is removed by a client, it also appears here with a qtt &gt;0.</text:p>
      <text:p text:style-name="P8"/>
      <text:h text:style-name="Heading_20_3" text:outline-level="3"><text:bookmark-start text:name="__RefNumPara__1544_1246926326"/><text:soft-page-break/>vmvt <text:bookmark-end text:name="__RefNumPara__1544_1246926326"/></text:h>
      <text:p text:style-name="P3">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3">Column</text:p>
          </table:table-cell>
          <table:table-cell table:style-name="Tableau4.A1" office:value-type="string">
            <text:p text:style-name="P3">Type</text:p>
          </table:table-cell>
          <table:table-cell table:style-name="Tableau4.C1" office:value-type="string">
            <text:p text:style-name="P3">Meaning </text:p>
          </table:table-cell>
        </table:table-row>
        <table:table-row>
          <table:table-cell table:style-name="Tableau4.A2" office:value-type="string">
            <text:p text:style-name="P3">id</text:p>
          </table:table-cell>
          <table:table-cell table:style-name="Tableau4.A2" office:value-type="string">
            <text:p text:style-name="P3">int</text:p>
          </table:table-cell>
          <table:table-cell table:style-name="Tableau4.C2" office:value-type="string">
            <text:p text:style-name="P3">Internal id of the movement</text:p>
          </table:table-cell>
        </table:table-row>
        <table:table-row>
          <table:table-cell table:style-name="Tableau4.A2" office:value-type="string">
            <text:p text:style-name="P3">uuid</text:p>
          </table:table-cell>
          <table:table-cell table:style-name="Tableau4.A2" office:value-type="string">
            <text:p text:style-name="P3">text</text:p>
          </table:table-cell>
          <table:table-cell table:style-name="Tableau4.C2" office:value-type="string">
            <text:p text:style-name="P3">External reference of the movement (session id - id).</text:p>
          </table:table-cell>
        </table:table-row>
        <table:table-row>
          <table:table-cell table:style-name="Tableau4.A2" office:value-type="string">
            <text:p text:style-name="P3">nb</text:p>
          </table:table-cell>
          <table:table-cell table:style-name="Tableau4.A2" office:value-type="string">
            <text:p text:style-name="P3">int </text:p>
          </table:table-cell>
          <table:table-cell table:style-name="Tableau4.C2" office:value-type="string">
            <text:p text:style-name="P3">Number of movements of the agreement </text:p>
          </table:table-cell>
        </table:table-row>
        <table:table-row>
          <table:table-cell table:style-name="Tableau4.A2" office:value-type="string">
            <text:p text:style-name="P3">oruuid</text:p>
          </table:table-cell>
          <table:table-cell table:style-name="Tableau4.A2" office:value-type="string">
            <text:p text:style-name="P3">text</text:p>
          </table:table-cell>
          <table:table-cell table:style-name="Tableau4.C2" office:value-type="string">
            <text:p text:style-name="P3">Reference to the order that produced it</text:p>
          </table:table-cell>
        </table:table-row>
        <table:table-row>
          <table:table-cell table:style-name="Tableau4.A2" office:value-type="string">
            <text:p text:style-name="P3">grp</text:p>
          </table:table-cell>
          <table:table-cell table:style-name="Tableau4.A2" office:value-type="string">
            <text:p text:style-name="P3">int </text:p>
          </table:table-cell>
          <table:table-cell table:style-name="Tableau4.C2" office:value-type="string">
            <text:p text:style-name="P3">id of the agreement. It is the id of the first movement of this agreement.</text:p>
          </table:table-cell>
        </table:table-row>
        <table:table-row>
          <table:table-cell table:style-name="Tableau4.A2" office:value-type="string">
            <text:p text:style-name="P3">provider</text:p>
          </table:table-cell>
          <table:table-cell table:style-name="Tableau4.A2" office:value-type="string">
            <text:p text:style-name="P3">text</text:p>
          </table:table-cell>
          <table:table-cell table:style-name="Tableau4.C2" office:value-type="string">
            <text:p text:style-name="P3">Owner providing the value</text:p>
          </table:table-cell>
        </table:table-row>
        <table:table-row>
          <table:table-cell table:style-name="Tableau4.A2" office:value-type="string">
            <text:p text:style-name="P3">nat</text:p>
          </table:table-cell>
          <table:table-cell table:style-name="Tableau4.A2" office:value-type="string">
            <text:p text:style-name="P3">text</text:p>
          </table:table-cell>
          <table:table-cell table:style-name="Tableau4.C2" office:value-type="string">
            <text:p text:style-name="P3">Quality of the value moved</text:p>
          </table:table-cell>
        </table:table-row>
        <table:table-row>
          <table:table-cell table:style-name="Tableau4.A2" office:value-type="string">
            <text:p text:style-name="P3">qtt</text:p>
          </table:table-cell>
          <table:table-cell table:style-name="Tableau4.A2" office:value-type="string">
            <text:p text:style-name="P3">int8</text:p>
          </table:table-cell>
          <table:table-cell table:style-name="Tableau4.C2" office:value-type="string">
            <text:p text:style-name="P3">Quantity of the value moved</text:p>
          </table:table-cell>
        </table:table-row>
        <table:table-row>
          <table:table-cell table:style-name="Tableau4.A2" office:value-type="string">
            <text:p text:style-name="P3">receiver</text:p>
          </table:table-cell>
          <table:table-cell table:style-name="Tableau4.A2" office:value-type="string">
            <text:p text:style-name="P3">text</text:p>
          </table:table-cell>
          <table:table-cell table:style-name="Tableau4.C2" office:value-type="string">
            <text:p text:style-name="P3">Owner receiving the value</text:p>
          </table:table-cell>
        </table:table-row>
        <table:table-row>
          <table:table-cell table:style-name="Tableau4.A2" office:value-type="string">
            <text:p text:style-name="P3">created</text:p>
          </table:table-cell>
          <table:table-cell table:style-name="Tableau4.A2" office:value-type="string">
            <text:p text:style-name="P3">timestamp</text:p>
          </table:table-cell>
          <table:table-cell table:style-name="Tableau4.C2" office:value-type="string">
            <text:p text:style-name="P3">Time when the agreement was formed</text:p>
          </table:table-cell>
        </table:table-row>
      </table:table>
      <text:p text:style-name="P3"/>
      <text:p text:style-name="P3">examples: </text:p>
      <text:p text:style-name="code-imformatique">SELECT * FROM vmvt WHERE quality='gold'; </text:p>
      <text:p text:style-name="P3">List of movements of the quality '<text:span text:style-name="variable_5f_math">gold</text:span>'.</text:p>
      <text:h text:style-name="Heading_20_3" text:outline-level="3">vmvtremoved </text:h>
      <text:p text:style-name="P3">Same as vmvt but for the table tmvtremoved.</text:p>
      <text:h text:style-name="Heading_20_2" text:outline-level="2" text:is-list-header="true"/>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text:soft-page-break/>individually for each function. [Olivier Chaussavoine] </text:p>
      <text:p text:style-name="petit-titre">0.1.6</text:p>
      <text:p text:style-name="P3"><text:tab/>ported on postgres9.1.0</text:p>
      <text:p text:style-name="petit-titre">0.2.0</text:p>
      <text:p text:style-name="P3"><text:tab/>The use of berkeleydb is replaced by WITH .. SELECT of PostgreSQL. A new type “flow” is defined, containing low level calculations. Tests units are functional [Olivier Chaussavoine].</text:p>
      <text:p text:style-name="petit-titre">0.2.1</text:p>
      <text:p text:style-name="P3"><text:tab/>Memory allocation and code cleaned. Tests units are functional [Olivier Chaussavoine].</text:p>
      <text:p text:style-name="petit-titre">0.2.2</text:p>
      <text:p text:style-name="P3"><text:tab/>Core algorithms optimized. Tests units are functional [Olivier Chaussavoine].</text:p>
      <text:p text:style-name="P3"><text:tab/>ob_fget_omegas(np,nr) provides the list of all prices found, even those not requested. [Olivier Chaussavoine]</text:p>
      <text:p text:style-name="petit-titre">0.3.0</text:p>
      <text:p text:style-name="P3"><text:tab/>The constraint of acyclic graph is removed. Complete redesign. <text:s/>[Olivier Chaussavoine].</text:p>
      <text:p text:style-name="petit-titre">0.4.0</text:p>
      <text:p text:style-name="P3"><text:tab/>quote and prequote added. <text:s/>[Olivier Chaussavoine].</text:p>
      <text:p text:style-name="P3"><text:tab/>Order rejection mechanism added [Olivier Chaussavoine].</text:p>
      <text:p text:style-name="petit-titre">0.4.1</text:p>
      <text:p text:style-name="P3"><text:tab/>ported on postgreSql 9.2. <text:s/>[Olivier Chaussavoine].</text:p>
      <text:p text:style-name="P3"><text:tab/>Bug fixes [Olivier Chaussavoine].</text:p>
      <text:p text:style-name="petit-titre">0.4.2</text:p>
      <text:p text:style-name="P3"><text:tab/>Bug fixes [Olivier Chaussavoine].</text:p>
      <text:p text:style-name="petit-titre">0.5.0</text:p>
      <text:p text:style-name="P3"><text:tab/>fgeterrs() optimized, it can be run when the market is running,</text:p>
      <text:p text:style-name="P3"><text:tab/>index optimization in fcreate_temp() </text:p>
      <text:p text:style-name="P3"><text:tab/><text:tab/>increasing preformance of fgetprequote(),fgetquote(),fexecquote(),finsertorder() </text:p>
      <text:p text:style-name="P3"><text:tab/><text:tab/>X6 faster </text:p>
      <text:p text:style-name="P3"><text:tab/>MAXCYCLE was 8, it can now be up to 64 [Olivier Chaussavoine].</text:p>
      <text:p text:style-name="P3"><text:tab/>.</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 svg:font-family="'Courier 10 Pitch'" style:font-adornments="Normal"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99cm" fo:text-align="justify" style:justify-single-word="false" style:page-number="auto"/>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use-window-font-color="true"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Courier 10 Pitch"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2"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Footer">
      <style:paragraph-properties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openBarter</text:p>
      </style:header>
      <style:footer>
        <text:p text:style-name="MP2"><text:tab/><text:tab/>page <text:page-number text:select-page="current">27</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3-01-17T08:31:46</dc:date>
    <dc:creator>olivier chaussavoine</dc:creator>
    <meta:editing-duration>P5DT5H22M55S</meta:editing-duration>
    <meta:editing-cycles>146</meta:editing-cycles>
    <meta:generator>LibreOffice/3.5$Linux_X86_64 LibreOffice_project/350m1$Build-2</meta:generator>
    <meta:document-statistic meta:table-count="12" meta:image-count="0" meta:object-count="5" meta:page-count="27" meta:paragraph-count="776" meta:word-count="6650" meta:character-count="39938" meta:non-whitespace-character-count="33854"/>
  </office:meta>
</office:document-meta>
</file>

<file path=Object 1/content.xml><?xml version="1.0" encoding="utf-8"?>
<math xmlns="http://www.w3.org/1998/Math/MathML">
  <semantics>
    <mrow>
      <mi>ω</mi>
      <mrow>
        <mi>'</mi>
        <mo stretchy="false">=</mo>
        <mrow>
          <mo stretchy="false">ω</mo>
          <mo stretchy="false">∗</mo>
          <msup>
            <mrow>
              <mo stretchy="false">Ω</mo>
            </mrow>
            <mrow>
              <mrow>
                <mrow>
                  <mo stretchy="false">−</mo>
                  <mn>1</mn>
                </mrow>
                <mo stretchy="false">/</mo>
                <mi>n</mi>
              </mrow>
            </mrow>
          </msup>
        </mrow>
      </mrow>
    </mrow>
    <annotation encoding="StarMath 5.0">ω'= %omega * {%OMEGA}^{-1 / n}</annotation>
  </semantics>
</math>
</file>

<file path=Object 2/content.xml><?xml version="1.0" encoding="utf-8"?>
<math xmlns="http://www.w3.org/1998/Math/MathML">
  <semantics>
    <mrow>
      <mrow>
        <mrow>
          <mo stretchy="false">ω</mo>
          <mi>'</mi>
        </mrow>
        <mo stretchy="false">/</mo>
        <mrow>
          <mo stretchy="false">ω</mo>
        </mrow>
      </mrow>
    </mrow>
    <annotation encoding="StarMath 5.0">{%omega'} / {%omega}
</annotation>
  </semantics>
</math>
</file>

<file path=Object 3/content.xml><?xml version="1.0" encoding="utf-8"?>
<math xmlns="http://www.w3.org/1998/Math/MathML">
  <semantics>
    <mrow>
      <msup>
        <mrow>
          <mo stretchy="false">Ω</mo>
        </mrow>
        <mrow>
          <mrow>
            <mrow>
              <mo stretchy="false">−</mo>
              <mn>1</mn>
            </mrow>
            <mo stretchy="false">/</mo>
            <mi>n</mi>
          </mrow>
        </mrow>
      </msup>
    </mrow>
    <annotation encoding="StarMath 5.0">{%OMEGA}^{-1 / n}</annotation>
  </semantics>
</math>
</file>

<file path=Object 4/content.xml><?xml version="1.0" encoding="utf-8"?>
<math xmlns="http://www.w3.org/1998/Math/MathML">
  <semantics>
    <mrow>
      <msup>
        <mrow>
          <mo stretchy="false">Ω</mo>
        </mrow>
        <mrow>
          <mrow>
            <mn>1</mn>
            <mo stretchy="false">/</mo>
            <mi>n</mi>
          </mrow>
        </mrow>
      </msup>
    </mrow>
    <annotation encoding="StarMath 5.0">{%OMEGA}^{1 / n}</annotation>
  </semantics>
</math>
</file>

<file path=Object 5/content.xml><?xml version="1.0" encoding="utf-8"?>
<math xmlns="http://www.w3.org/1998/Math/MathML">
  <semantics>
    <mrow>
      <mrow>
        <mo stretchy="false">Ω</mo>
      </mrow>
    </mrow>
    <annotation encoding="StarMath 5.0">{%OMEGA}</annotation>
  </semantics>
</math>
</file>